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74">
            <text:p>27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01">
            <text:p>30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26">
            <text:p>52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7112">
            <text:p>2711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146">
            <text:p>2914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278">
            <text:p>3027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18">
            <text:p>2021-04-1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7 - 1.06)">
            <text:p>(0.87 - 1.0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5">
            <text:p>1.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309.125">
            <text:p>309.125</text:p>
          </table:table-cell>
          <table:table-cell office:value-type="float" office:value="495">
            <text:p>495</text:p>
          </table:table-cell>
          <table:table-cell office:value-type="float" office:value="0.0352410009861933">
            <text:p>0.035241001</text:p>
          </table:table-cell>
          <table:table-cell office:value-type="float" office:value="0.0274826635846373">
            <text:p>0.0274826636</text:p>
          </table:table-cell>
          <table:table-cell office:value-type="float" office:value="0.0258755880815473">
            <text:p>0.0258755881</text:p>
          </table:table-cell>
          <table:table-cell office:value-type="float" office:value="1.12577768262667">
            <text:p>1.1257776826</text:p>
          </table:table-cell>
          <table:table-cell office:value-type="float" office:value="1.09766970426973">
            <text:p>1.0976697043</text:p>
          </table:table-cell>
          <table:table-cell office:value-type="float" office:value="1.0918768685602">
            <text:p>1.0918768686</text:p>
          </table:table-cell>
          <table:table-cell office:value-type="float" office:value="20.0133441442325">
            <text:p>20.0133441442</text:p>
          </table:table-cell>
          <table:table-cell office:value-type="float" office:value="25.5662594492767">
            <text:p>25.5662594493</text:p>
          </table:table-cell>
          <table:table-cell office:value-type="float" office:value="27.1327859920754">
            <text:p>27.132785992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63.625">
            <text:p>763.625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30623695934134">
            <text:p>0.0430623696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5435285421995">
            <text:p>1.1543528542</text:p>
          </table:table-cell>
          <table:table-cell table:number-columns-repeated="2" office:value-type="float" office:value="0">
            <text:p>0</text:p>
          </table:table-cell>
          <table:table-cell office:value-type="float" office:value="16.4404931736709">
            <text:p>16.440493173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944.125">
            <text:p>944.12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49900984332227">
            <text:p>0.0549900984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9839220993064">
            <text:p>1.1983922099</text:p>
          </table:table-cell>
          <table:table-cell table:number-columns-repeated="2" office:value-type="float" office:value="0">
            <text:p>0</text:p>
          </table:table-cell>
          <table:table-cell office:value-type="float" office:value="12.9484269035044">
            <text:p>12.948426903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954.375">
            <text:p>954.37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539377755171244">
            <text:p>0.0539377755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944844102203">
            <text:p>1.1944844102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3.1944063016279">
            <text:p>13.194406301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table:number-columns-repeated="2"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258">
            <text:p>13258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530.625">
            <text:p>530.625</text:p>
          </table:table-cell>
          <table:table-cell office:value-type="float" office:value="479.625">
            <text:p>479.625</text:p>
          </table:table-cell>
          <table:table-cell office:value-type="float" office:value="0.0352410009861933">
            <text:p>0.035241001</text:p>
          </table:table-cell>
          <table:table-cell office:value-type="float" office:value="0.0400230049781264">
            <text:p>0.040023005</text:p>
          </table:table-cell>
          <table:table-cell office:value-type="float" office:value="0.025847434791981">
            <text:p>0.0258474348</text:p>
          </table:table-cell>
          <table:table-cell office:value-type="float" office:value="1.12577768262667">
            <text:p>1.1257776826</text:p>
          </table:table-cell>
          <table:table-cell office:value-type="float" office:value="1.1432201256413">
            <text:p>1.1432201256</text:p>
          </table:table-cell>
          <table:table-cell office:value-type="float" office:value="1.09177547794717">
            <text:p>1.0917754779</text:p>
          </table:table-cell>
          <table:table-cell office:value-type="float" office:value="20.0133441442325">
            <text:p>20.0133441442</text:p>
          </table:table-cell>
          <table:table-cell office:value-type="float" office:value="17.6630259886819">
            <text:p>17.6630259887</text:p>
          </table:table-cell>
          <table:table-cell office:value-type="float" office:value="27.161965000184">
            <text:p>27.161965000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767">
            <text:p>19767</text:p>
          </table:table-cell>
          <table:table-cell office:value-type="float" office:value="69.375">
            <text:p>69.375</text:p>
          </table:table-cell>
          <table:table-cell office:value-type="float" office:value="544.875">
            <text:p>544.875</text:p>
          </table:table-cell>
          <table:table-cell office:value-type="float" office:value="720.875">
            <text:p>720.875</text:p>
          </table:table-cell>
          <table:table-cell office:value-type="float" office:value="0.00860625232601414">
            <text:p>0.0086062523</text:p>
          </table:table-cell>
          <table:table-cell office:value-type="float" office:value="0.0414889971826696">
            <text:p>0.0414889972</text:p>
          </table:table-cell>
          <table:table-cell office:value-type="float" office:value="0.0364686092983255">
            <text:p>0.0364686093</text:p>
          </table:table-cell>
          <table:table-cell office:value-type="float" office:value="1.03026705559608">
            <text:p>1.0302670556</text:p>
          </table:table-cell>
          <table:table-cell office:value-type="float" office:value="1.1485853104383">
            <text:p>1.1485853104</text:p>
          </table:table-cell>
          <table:table-cell office:value-type="float" office:value="1.13024685309388">
            <text:p>1.1302468531</text:p>
          </table:table-cell>
          <table:table-cell office:value-type="float" office:value="0">
            <text:p>0</text:p>
          </table:table-cell>
          <table:table-cell office:value-type="float" office:value="17.0509966722143">
            <text:p>17.0509966722</text:p>
          </table:table-cell>
          <table:table-cell office:value-type="float" office:value="19.3511844507463">
            <text:p>19.351184450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3143">
            <text:p>13143</text:p>
          </table:table-cell>
          <table:table-cell office:value-type="float" office:value="22310">
            <text:p>22310</text:p>
          </table:table-cell>
          <table:table-cell office:value-type="float" office:value="82.125">
            <text:p>82.125</text:p>
          </table:table-cell>
          <table:table-cell office:value-type="float" office:value="473.75">
            <text:p>473.75</text:p>
          </table:table-cell>
          <table:table-cell office:value-type="float" office:value="841.25">
            <text:p>841.25</text:p>
          </table:table-cell>
          <table:table-cell office:value-type="float" office:value="0.0100176872407904">
            <text:p>0.0100176872</text:p>
          </table:table-cell>
          <table:table-cell office:value-type="float" office:value="0.0360458038499582">
            <text:p>0.0360458038</text:p>
          </table:table-cell>
          <table:table-cell office:value-type="float" office:value="0.0377073061407441">
            <text:p>0.0377073061</text:p>
          </table:table-cell>
          <table:table-cell office:value-type="float" office:value="1.03525859929577">
            <text:p>1.0352585993</text:p>
          </table:table-cell>
          <table:table-cell office:value-type="float" office:value="1.12870694142623">
            <text:p>1.1287069414</text:p>
          </table:table-cell>
          <table:table-cell office:value-type="float" office:value="1.13476237972793">
            <text:p>1.1347623797</text:p>
          </table:table-cell>
          <table:table-cell office:value-type="float" office:value="0">
            <text:p>0</text:p>
          </table:table-cell>
          <table:table-cell office:value-type="float" office:value="19.5741501330013">
            <text:p>19.574150133</text:p>
          </table:table-cell>
          <table:table-cell office:value-type="float" office:value="18.7267400660215">
            <text:p>18.72674006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380">
            <text:p>380</text:p>
          </table:table-cell>
          <table:table-cell office:value-type="float" office:value="260">
            <text:p>260</text:p>
          </table:table-cell>
          <table:table-cell office:value-type="float" office:value="9752">
            <text:p>9752</text:p>
          </table:table-cell>
          <table:table-cell office:value-type="float" office:value="14490">
            <text:p>14490</text:p>
          </table:table-cell>
          <table:table-cell office:value-type="float" office:value="24247">
            <text:p>24247</text:p>
          </table:table-cell>
          <table:table-cell office:value-type="float" office:value="295">
            <text:p>295</text:p>
          </table:table-cell>
          <table:table-cell office:value-type="float" office:value="529.375">
            <text:p>529.375</text:p>
          </table:table-cell>
          <table:table-cell office:value-type="float" office:value="837.875">
            <text:p>837.875</text:p>
          </table:table-cell>
          <table:table-cell office:value-type="float" office:value="0.0302502050861362">
            <text:p>0.0302502051</text:p>
          </table:table-cell>
          <table:table-cell office:value-type="float" office:value="0.0365338164251208">
            <text:p>0.0365338164</text:p>
          </table:table-cell>
          <table:table-cell office:value-type="float" office:value="0.0345558213387223">
            <text:p>0.0345558213</text:p>
          </table:table-cell>
          <table:table-cell office:value-type="float" office:value="1.10766926462067">
            <text:p>1.1076692646</text:p>
          </table:table-cell>
          <table:table-cell office:value-type="float" office:value="1.13048440818339">
            <text:p>1.1304844082</text:p>
          </table:table-cell>
          <table:table-cell office:value-type="float" office:value="1.12328582007078">
            <text:p>1.1232858201</text:p>
          </table:table-cell>
          <table:table-cell office:value-type="float" office:value="23.2586532359165">
            <text:p>23.2586532359</text:p>
          </table:table-cell>
          <table:table-cell office:value-type="float" office:value="19.3172568775235">
            <text:p>19.3172568775</text:p>
          </table:table-cell>
          <table:table-cell office:value-type="float" office:value="20.4033786605906">
            <text:p>20.403378660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table:number-columns-repeated="2" office:value-type="float" office:value="589">
            <text:p>589</text:p>
          </table:table-cell>
          <table:table-cell office:value-type="float" office:value="10586">
            <text:p>10586</text:p>
          </table:table-cell>
          <table:table-cell office:value-type="float" office:value="14198">
            <text:p>14198</text:p>
          </table:table-cell>
          <table:table-cell office:value-type="float" office:value="23838">
            <text:p>23838</text:p>
          </table:table-cell>
          <table:table-cell office:value-type="float" office:value="420.5">
            <text:p>420.5</text:p>
          </table:table-cell>
          <table:table-cell office:value-type="float" office:value="652.125">
            <text:p>652.125</text:p>
          </table:table-cell>
          <table:table-cell office:value-type="float" office:value="967">
            <text:p>967</text:p>
          </table:table-cell>
          <table:table-cell office:value-type="float" office:value="0.0397222747024372">
            <text:p>0.0397222747</text:p>
          </table:table-cell>
          <table:table-cell office:value-type="float" office:value="0.0459307648964643">
            <text:p>0.0459307649</text:p>
          </table:table-cell>
          <table:table-cell office:value-type="float" office:value="0.0405654836815169">
            <text:p>0.0405654837</text:p>
          </table:table-cell>
          <table:table-cell office:value-type="float" office:value="1.1421205653093">
            <text:p>1.1421205653</text:p>
          </table:table-cell>
          <table:table-cell office:value-type="float" office:value="1.16489256205901">
            <text:p>1.1648925621</text:p>
          </table:table-cell>
          <table:table-cell office:value-type="float" office:value="1.14520448747929">
            <text:p>1.1452044875</text:p>
          </table:table-cell>
          <table:table-cell office:value-type="float" office:value="17.7941596336943">
            <text:p>17.7941596337</text:p>
          </table:table-cell>
          <table:table-cell office:value-type="float" office:value="15.4351105322729">
            <text:p>15.4351105323</text:p>
          </table:table-cell>
          <table:table-cell office:value-type="float" office:value="17.4313941379625">
            <text:p>17.43139413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table:number-columns-repeated="2" office:value-type="float" office:value="430">
            <text:p>430</text:p>
          </table:table-cell>
          <table:table-cell office:value-type="float" office:value="10360">
            <text:p>10360</text:p>
          </table:table-cell>
          <table:table-cell office:value-type="float" office:value="14666">
            <text:p>14666</text:p>
          </table:table-cell>
          <table:table-cell office:value-type="float" office:value="23325">
            <text:p>23325</text:p>
          </table:table-cell>
          <table:table-cell office:value-type="float" office:value="420.375">
            <text:p>420.375</text:p>
          </table:table-cell>
          <table:table-cell office:value-type="float" office:value="519.75">
            <text:p>519.75</text:p>
          </table:table-cell>
          <table:table-cell office:value-type="float" office:value="884.75">
            <text:p>884.75</text:p>
          </table:table-cell>
          <table:table-cell office:value-type="float" office:value="0.0405767374517375">
            <text:p>0.0405767375</text:p>
          </table:table-cell>
          <table:table-cell office:value-type="float" office:value="0.0354391108686758">
            <text:p>0.0354391109</text:p>
          </table:table-cell>
          <table:table-cell office:value-type="float" office:value="0.0379314040728832">
            <text:p>0.0379314041</text:p>
          </table:table-cell>
          <table:table-cell office:value-type="float" office:value="1.14524566546065">
            <text:p>1.1452456655</text:p>
          </table:table-cell>
          <table:table-cell office:value-type="float" office:value="1.12649851197552">
            <text:p>1.126498512</text:p>
          </table:table-cell>
          <table:table-cell office:value-type="float" office:value="1.13557994542837">
            <text:p>1.1355799454</text:p>
          </table:table-cell>
          <table:table-cell office:value-type="float" office:value="17.4266544804434">
            <text:p>17.4266544804</text:p>
          </table:table-cell>
          <table:table-cell office:value-type="float" office:value="19.9033817466896">
            <text:p>19.9033817467</text:p>
          </table:table-cell>
          <table:table-cell office:value-type="float" office:value="18.6181253288471">
            <text:p>18.618125328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9894">
            <text:p>9894</text:p>
          </table:table-cell>
          <table:table-cell office:value-type="float" office:value="16419">
            <text:p>16419</text:p>
          </table:table-cell>
          <table:table-cell office:value-type="float" office:value="23514">
            <text:p>23514</text:p>
          </table:table-cell>
          <table:table-cell office:value-type="float" office:value="580.5">
            <text:p>580.5</text:p>
          </table:table-cell>
          <table:table-cell office:value-type="float" office:value="579.125">
            <text:p>579.125</text:p>
          </table:table-cell>
          <table:table-cell office:value-type="float" office:value="824">
            <text:p>824</text:p>
          </table:table-cell>
          <table:table-cell office:value-type="float" office:value="0.0586719223771983">
            <text:p>0.0586719224</text:p>
          </table:table-cell>
          <table:table-cell office:value-type="float" office:value="0.0352716365186674">
            <text:p>0.0352716365</text:p>
          </table:table-cell>
          <table:table-cell office:value-type="float" office:value="0.035042953134303">
            <text:p>0.0350429531</text:p>
          </table:table-cell>
          <table:table-cell office:value-type="float" office:value="1.21209882149205">
            <text:p>1.2120988215</text:p>
          </table:table-cell>
          <table:table-cell office:value-type="float" office:value="1.12588914096704">
            <text:p>1.125889141</text:p>
          </table:table-cell>
          <table:table-cell office:value-type="float" office:value="1.12505723275623">
            <text:p>1.1250572328</text:p>
          </table:table-cell>
          <table:table-cell office:value-type="float" office:value="12.157230835774">
            <text:p>12.1572308358</text:p>
          </table:table-cell>
          <table:table-cell office:value-type="float" office:value="19.9962589273021">
            <text:p>19.9962589273</text:p>
          </table:table-cell>
          <table:table-cell office:value-type="float" office:value="20.1245147151656">
            <text:p>20.124514715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248">
            <text:p>10248</text:p>
          </table:table-cell>
          <table:table-cell office:value-type="float" office:value="17238">
            <text:p>17238</text:p>
          </table:table-cell>
          <table:table-cell office:value-type="float" office:value="25247">
            <text:p>25247</text:p>
          </table:table-cell>
          <table:table-cell office:value-type="float" office:value="605.625">
            <text:p>605.625</text:p>
          </table:table-cell>
          <table:table-cell office:value-type="float" office:value="1011.25">
            <text:p>1011.25</text:p>
          </table:table-cell>
          <table:table-cell office:value-type="float" office:value="546.25">
            <text:p>546.25</text:p>
          </table:table-cell>
          <table:table-cell office:value-type="float" office:value="0.0590968969555035">
            <text:p>0.059096897</text:p>
          </table:table-cell>
          <table:table-cell office:value-type="float" office:value="0.0586639981436362">
            <text:p>0.0586639981</text:p>
          </table:table-cell>
          <table:table-cell office:value-type="float" office:value="0.021636234008001">
            <text:p>0.021636234</text:p>
          </table:table-cell>
          <table:table-cell office:value-type="float" office:value="1.21368432807461">
            <text:p>1.2136843281</text:p>
          </table:table-cell>
          <table:table-cell office:value-type="float" office:value="1.21206926427199">
            <text:p>1.2120692643</text:p>
          </table:table-cell>
          <table:table-cell office:value-type="float" office:value="1.07664434720722">
            <text:p>1.0766443472</text:p>
          </table:table-cell>
          <table:table-cell office:value-type="float" office:value="12.0722517822118">
            <text:p>12.0722517822</text:p>
          </table:table-cell>
          <table:table-cell office:value-type="float" office:value="12.1588270764806">
            <text:p>12.1588270765</text:p>
          </table:table-cell>
          <table:table-cell office:value-type="float" office:value="32.3817433348985">
            <text:p>32.381743334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493">
            <text:p>10493</text:p>
          </table:table-cell>
          <table:table-cell office:value-type="float" office:value="17683">
            <text:p>17683</text:p>
          </table:table-cell>
          <table:table-cell office:value-type="float" office:value="26120">
            <text:p>26120</text:p>
          </table:table-cell>
          <table:table-cell office:value-type="float" office:value="346.125">
            <text:p>346.125</text:p>
          </table:table-cell>
          <table:table-cell office:value-type="float" office:value="568.375">
            <text:p>568.375</text:p>
          </table:table-cell>
          <table:table-cell office:value-type="float" office:value="432.625">
            <text:p>432.625</text:p>
          </table:table-cell>
          <table:table-cell office:value-type="float" office:value="0.0329862765653293">
            <text:p>0.0329862766</text:p>
          </table:table-cell>
          <table:table-cell office:value-type="float" office:value="0.0321424532036419">
            <text:p>0.0321424532</text:p>
          </table:table-cell>
          <table:table-cell office:value-type="float" office:value="0.01656297856049">
            <text:p>0.0165629786</text:p>
          </table:table-cell>
          <table:table-cell office:value-type="float" office:value="1.11758463308428">
            <text:p>1.1175846331</text:p>
          </table:table-cell>
          <table:table-cell office:value-type="float" office:value="1.11452353531673">
            <text:p>1.1145235353</text:p>
          </table:table-cell>
          <table:table-cell office:value-type="float" office:value="1.05850811618895">
            <text:p>1.0585081162</text:p>
          </table:table-cell>
          <table:table-cell office:value-type="float" office:value="21.3578976126734">
            <text:p>21.3578976127</text:p>
          </table:table-cell>
          <table:table-cell office:value-type="float" office:value="21.9095961698589">
            <text:p>21.90959616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440">
            <text:p>11440</text:p>
          </table:table-cell>
          <table:table-cell office:value-type="float" office:value="17218">
            <text:p>17218</text:p>
          </table:table-cell>
          <table:table-cell office:value-type="float" office:value="26867">
            <text:p>26867</text:p>
          </table:table-cell>
          <table:table-cell office:value-type="float" office:value="395">
            <text:p>395</text:p>
          </table:table-cell>
          <table:table-cell office:value-type="float" office:value="695.25">
            <text:p>695.25</text:p>
          </table:table-cell>
          <table:table-cell office:value-type="float" office:value="433.375">
            <text:p>433.375</text:p>
          </table:table-cell>
          <table:table-cell office:value-type="float" office:value="0.034527972027972">
            <text:p>0.034527972</text:p>
          </table:table-cell>
          <table:table-cell office:value-type="float" office:value="0.0403792542687885">
            <text:p>0.0403792543</text:p>
          </table:table-cell>
          <table:table-cell office:value-type="float" office:value="0.0161303829977296">
            <text:p>0.016130383</text:p>
          </table:table-cell>
          <table:table-cell office:value-type="float" office:value="1.12318457656854">
            <text:p>1.1231845766</text:p>
          </table:table-cell>
          <table:table-cell office:value-type="float" office:value="1.14452313892435">
            <text:p>1.1445231389</text:p>
          </table:table-cell>
          <table:table-cell office:value-type="float" office:value="1.05696631143313">
            <text:p>1.0569663114</text:p>
          </table:table-cell>
          <table:table-cell office:value-type="float" office:value="20.4195590644089">
            <text:p>20.4195590644</text:p>
          </table:table-cell>
          <table:table-cell office:value-type="float" office:value="17.5102103846143">
            <text:p>17.51021038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12912">
            <text:p>12912</text:p>
          </table:table-cell>
          <table:table-cell office:value-type="float" office:value="17391">
            <text:p>17391</text:p>
          </table:table-cell>
          <table:table-cell office:value-type="float" office:value="28633">
            <text:p>28633</text:p>
          </table:table-cell>
          <table:table-cell office:value-type="float" office:value="525.75">
            <text:p>525.75</text:p>
          </table:table-cell>
          <table:table-cell office:value-type="float" office:value="653">
            <text:p>653</text:p>
          </table:table-cell>
          <table:table-cell office:value-type="float" office:value="710.625">
            <text:p>710.625</text:p>
          </table:table-cell>
          <table:table-cell office:value-type="float" office:value="0.040717936802974">
            <text:p>0.0407179368</text:p>
          </table:table-cell>
          <table:table-cell office:value-type="float" office:value="0.0375481570927491">
            <text:p>0.0375481571</text:p>
          </table:table-cell>
          <table:table-cell office:value-type="float" office:value="0.024818391366605">
            <text:p>0.0248183914</text:p>
          </table:table-cell>
          <table:table-cell office:value-type="float" office:value="1.14576236155029">
            <text:p>1.1457623616</text:p>
          </table:table-cell>
          <table:table-cell office:value-type="float" office:value="1.1341818834627">
            <text:p>1.1341818835</text:p>
          </table:table-cell>
          <table:table-cell office:value-type="float" office:value="1.08807163678117">
            <text:p>1.0880716368</text:p>
          </table:table-cell>
          <table:table-cell office:value-type="float" office:value="17.3674093411847">
            <text:p>17.3674093412</text:p>
          </table:table-cell>
          <table:table-cell office:value-type="float" office:value="18.8046629018981">
            <text:p>18.8046629019</text:p>
          </table:table-cell>
          <table:table-cell office:value-type="float" office:value="28.2739290015177">
            <text:p>28.273929001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8">
            <text:p>288</text:p>
          </table:table-cell>
          <table:table-cell office:value-type="float" office:value="14285">
            <text:p>14285</text:p>
          </table:table-cell>
          <table:table-cell office:value-type="float" office:value="18610">
            <text:p>18610</text:p>
          </table:table-cell>
          <table:table-cell office:value-type="float" office:value="29441">
            <text:p>29441</text:p>
          </table:table-cell>
          <table:table-cell office:value-type="float" office:value="532.875">
            <text:p>532.875</text:p>
          </table:table-cell>
          <table:table-cell office:value-type="float" office:value="676.25">
            <text:p>676.25</text:p>
          </table:table-cell>
          <table:table-cell office:value-type="float" office:value="734.125">
            <text:p>734.125</text:p>
          </table:table-cell>
          <table:table-cell office:value-type="float" office:value="0.0373031151557578">
            <text:p>0.0373031152</text:p>
          </table:table-cell>
          <table:table-cell office:value-type="float" office:value="0.0363379903277808">
            <text:p>0.0363379903</text:p>
          </table:table-cell>
          <table:table-cell office:value-type="float" office:value="0.0249354641486363">
            <text:p>0.0249354641</text:p>
          </table:table-cell>
          <table:table-cell office:value-type="float" office:value="1.13328828694979">
            <text:p>1.1332882869</text:p>
          </table:table-cell>
          <table:table-cell office:value-type="float" office:value="1.12977104724771">
            <text:p>1.1297710472</text:p>
          </table:table-cell>
          <table:table-cell office:value-type="float" office:value="1.08849280816995">
            <text:p>1.0884928082</text:p>
          </table:table-cell>
          <table:table-cell office:value-type="float" office:value="18.9259406174115">
            <text:p>18.9259406174</text:p>
          </table:table-cell>
          <table:table-cell office:value-type="float" office:value="19.4195123204893">
            <text:p>19.4195123205</text:p>
          </table:table-cell>
          <table:table-cell office:value-type="float" office:value="28.1427959502237">
            <text:p>28.142795950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6">
            <text:p>626</text:p>
          </table:table-cell>
          <table:table-cell office:value-type="float" office:value="431">
            <text:p>431</text:p>
          </table:table-cell>
          <table:table-cell office:value-type="float" office:value="13780">
            <text:p>13780</text:p>
          </table:table-cell>
          <table:table-cell office:value-type="float" office:value="19225">
            <text:p>19225</text:p>
          </table:table-cell>
          <table:table-cell office:value-type="float" office:value="27351">
            <text:p>27351</text:p>
          </table:table-cell>
          <table:table-cell office:value-type="float" office:value="607.25">
            <text:p>607.25</text:p>
          </table:table-cell>
          <table:table-cell office:value-type="float" office:value="348.875">
            <text:p>348.875</text:p>
          </table:table-cell>
          <table:table-cell office:value-type="float" office:value="793.125">
            <text:p>793.125</text:p>
          </table:table-cell>
          <table:table-cell office:value-type="float" office:value="0.0440674891146589">
            <text:p>0.0440674891</text:p>
          </table:table-cell>
          <table:table-cell office:value-type="float" office:value="0.018146944083225">
            <text:p>0.0181469441</text:p>
          </table:table-cell>
          <table:table-cell office:value-type="float" office:value="0.0289980256663376">
            <text:p>0.0289980257</text:p>
          </table:table-cell>
          <table:table-cell office:value-type="float" office:value="1.15804242135117">
            <text:p>1.1580424214</text:p>
          </table:table-cell>
          <table:table-cell office:value-type="float" office:value="1.06415975498722">
            <text:p>1.064159755</text:p>
          </table:table-cell>
          <table:table-cell office:value-type="float" office:value="1.10314122539757">
            <text:p>1.1031412254</text:p>
          </table:table-cell>
          <table:table-cell office:value-type="float" office:value="16.0733015723275">
            <text:p>16.0733015723</text:p>
          </table:table-cell>
          <table:table-cell office:value-type="float" office:value="0">
            <text:p>0</text:p>
          </table:table-cell>
          <table:table-cell office:value-type="float" office:value="24.2481767080065">
            <text:p>24.24817670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9">
            <text:p>619</text:p>
          </table:table-cell>
          <table:table-cell office:value-type="float" office:value="304">
            <text:p>304</text:p>
          </table:table-cell>
          <table:table-cell office:value-type="float" office:value="13518">
            <text:p>13518</text:p>
          </table:table-cell>
          <table:table-cell office:value-type="float" office:value="19761">
            <text:p>19761</text:p>
          </table:table-cell>
          <table:table-cell office:value-type="float" office:value="26919">
            <text:p>26919</text:p>
          </table:table-cell>
          <table:table-cell office:value-type="float" office:value="531.25">
            <text:p>531.25</text:p>
          </table:table-cell>
          <table:table-cell office:value-type="float" office:value="949.75">
            <text:p>949.75</text:p>
          </table:table-cell>
          <table:table-cell office:value-type="float" office:value="444.625">
            <text:p>444.625</text:p>
          </table:table-cell>
          <table:table-cell office:value-type="float" office:value="0.0392994525817429">
            <text:p>0.0392994526</text:p>
          </table:table-cell>
          <table:table-cell office:value-type="float" office:value="0.0480618389757603">
            <text:p>0.048061839</text:p>
          </table:table-cell>
          <table:table-cell office:value-type="float" office:value="0.0165171440246666">
            <text:p>0.016517144</text:p>
          </table:table-cell>
          <table:table-cell office:value-type="float" office:value="1.14057520010362">
            <text:p>1.1405752001</text:p>
          </table:table-cell>
          <table:table-cell office:value-type="float" office:value="1.172743919532">
            <text:p>1.1727439195</text:p>
          </table:table-cell>
          <table:table-cell office:value-type="float" office:value="1.05834472353793">
            <text:p>1.0583447235</text:p>
          </table:table-cell>
          <table:table-cell office:value-type="float" office:value="17.9819256064978">
            <text:p>17.9819256065</text:p>
          </table:table-cell>
          <table:table-cell office:value-type="float" office:value="14.765848423283">
            <text:p>14.7658484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443">
            <text:p>443</text:p>
          </table:table-cell>
          <table:table-cell table:number-columns-repeated="2" office:value-type="float" office:value="321">
            <text:p>321</text:p>
          </table:table-cell>
          <table:table-cell office:value-type="float" office:value="13855">
            <text:p>13855</text:p>
          </table:table-cell>
          <table:table-cell office:value-type="float" office:value="21344">
            <text:p>21344</text:p>
          </table:table-cell>
          <table:table-cell office:value-type="float" office:value="29578">
            <text:p>29578</text:p>
          </table:table-cell>
          <table:table-cell office:value-type="float" office:value="491.625">
            <text:p>491.625</text:p>
          </table:table-cell>
          <table:table-cell office:value-type="float" office:value="537.5">
            <text:p>537.5</text:p>
          </table:table-cell>
          <table:table-cell office:value-type="float" office:value="1256.625">
            <text:p>1256.625</text:p>
          </table:table-cell>
          <table:table-cell office:value-type="float" office:value="0.0354835799350415">
            <text:p>0.0354835799</text:p>
          </table:table-cell>
          <table:table-cell office:value-type="float" office:value="0.0251827211394303">
            <text:p>0.0251827211</text:p>
          </table:table-cell>
          <table:table-cell office:value-type="float" office:value="0.0424851240787071">
            <text:p>0.0424851241</text:p>
          </table:table-cell>
          <table:table-cell office:value-type="float" office:value="1.12666033528486">
            <text:p>1.1266603353</text:p>
          </table:table-cell>
          <table:table-cell office:value-type="float" office:value="1.08938249609822">
            <text:p>1.0893824961</text:p>
          </table:table-cell>
          <table:table-cell office:value-type="float" office:value="1.15223570638072">
            <text:p>1.1522357064</text:p>
          </table:table-cell>
          <table:table-cell office:value-type="float" office:value="19.8788675778436">
            <text:p>19.8788675778</text:p>
          </table:table-cell>
          <table:table-cell office:value-type="float" office:value="27.8698503508286">
            <text:p>27.8698503508</text:p>
          </table:table-cell>
          <table:table-cell office:value-type="float" office:value="16.6592263698841">
            <text:p>16.659226369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table:number-columns-repeated="2" office:value-type="float" office:value="651">
            <text:p>651</text:p>
          </table:table-cell>
          <table:table-cell office:value-type="float" office:value="14470">
            <text:p>14470</text:p>
          </table:table-cell>
          <table:table-cell office:value-type="float" office:value="21592">
            <text:p>21592</text:p>
          </table:table-cell>
          <table:table-cell office:value-type="float" office:value="31067">
            <text:p>31067</text:p>
          </table:table-cell>
          <table:table-cell office:value-type="float" office:value="329.875">
            <text:p>329.875</text:p>
          </table:table-cell>
          <table:table-cell office:value-type="float" office:value="589.5">
            <text:p>589.5</text:p>
          </table:table-cell>
          <table:table-cell office:value-type="float" office:value="1140.25">
            <text:p>1140.25</text:p>
          </table:table-cell>
          <table:table-cell office:value-type="float" office:value="0.0227971665514858">
            <text:p>0.0227971666</text:p>
          </table:table-cell>
          <table:table-cell office:value-type="float" office:value="0.0273017784364579">
            <text:p>0.0273017784</text:p>
          </table:table-cell>
          <table:table-cell office:value-type="float" office:value="0.0367029323719703">
            <text:p>0.0367029324</text:p>
          </table:table-cell>
          <table:table-cell office:value-type="float" office:value="1.08080871610364">
            <text:p>1.0808087161</text:p>
          </table:table-cell>
          <table:table-cell office:value-type="float" office:value="1.09701718325496">
            <text:p>1.0970171833</text:p>
          </table:table-cell>
          <table:table-cell office:value-type="float" office:value="1.13110058958151">
            <text:p>1.1311005896</text:p>
          </table:table-cell>
          <table:table-cell office:value-type="float" office:value="30.7502422497761">
            <text:p>30.7502422498</text:p>
          </table:table-cell>
          <table:table-cell office:value-type="float" office:value="25.7333704503573">
            <text:p>25.7333704504</text:p>
          </table:table-cell>
          <table:table-cell office:value-type="float" office:value="19.2298267673335">
            <text:p>19.229826767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5110">
            <text:p>15110</text:p>
          </table:table-cell>
          <table:table-cell office:value-type="float" office:value="20255">
            <text:p>20255</text:p>
          </table:table-cell>
          <table:table-cell office:value-type="float" office:value="33129">
            <text:p>33129</text:p>
          </table:table-cell>
          <table:table-cell office:value-type="float" office:value="262.25">
            <text:p>262.25</text:p>
          </table:table-cell>
          <table:table-cell office:value-type="float" office:value="656">
            <text:p>656</text:p>
          </table:table-cell>
          <table:table-cell office:value-type="float" office:value="1584.875">
            <text:p>1584.875</text:p>
          </table:table-cell>
          <table:table-cell office:value-type="float" office:value="0.017356055592323">
            <text:p>0.0173560556</text:p>
          </table:table-cell>
          <table:table-cell office:value-type="float" office:value="0.0323870649222414">
            <text:p>0.0323870649</text:p>
          </table:table-cell>
          <table:table-cell office:value-type="float" office:value="0.0478395061728395">
            <text:p>0.0478395062</text:p>
          </table:table-cell>
          <table:table-cell office:value-type="float" office:value="1.06133661059795">
            <text:p>1.0613366106</text:p>
          </table:table-cell>
          <table:table-cell office:value-type="float" office:value="1.11541061429743">
            <text:p>1.1154106143</text:p>
          </table:table-cell>
          <table:table-cell office:value-type="float" office:value="1.17192396357263">
            <text:p>1.1719239636</text:p>
          </table:table-cell>
          <table:table-cell office:value-type="float" office:value="0">
            <text:p>0</text:p>
          </table:table-cell>
          <table:table-cell office:value-type="float" office:value="21.7467083532641">
            <text:p>21.7467083533</text:p>
          </table:table-cell>
          <table:table-cell office:value-type="float" office:value="14.8328864653125">
            <text:p>14.832886465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99">
            <text:p>599</text:p>
          </table:table-cell>
          <table:table-cell office:value-type="float" office:value="15582">
            <text:p>15582</text:p>
          </table:table-cell>
          <table:table-cell office:value-type="float" office:value="21978">
            <text:p>21978</text:p>
          </table:table-cell>
          <table:table-cell office:value-type="float" office:value="36997">
            <text:p>36997</text:p>
          </table:table-cell>
          <table:table-cell office:value-type="float" office:value="749.75">
            <text:p>749.75</text:p>
          </table:table-cell>
          <table:table-cell office:value-type="float" office:value="1230">
            <text:p>1230</text:p>
          </table:table-cell>
          <table:table-cell office:value-type="float" office:value="2016.75">
            <text:p>2016.75</text:p>
          </table:table-cell>
          <table:table-cell office:value-type="float" office:value="0.0481164163778719">
            <text:p>0.0481164164</text:p>
          </table:table-cell>
          <table:table-cell office:value-type="float" office:value="0.055965055965056">
            <text:p>0.055965056</text:p>
          </table:table-cell>
          <table:table-cell office:value-type="float" office:value="0.054511176581885">
            <text:p>0.0545111766</text:p>
          </table:table-cell>
          <table:table-cell office:value-type="float" office:value="1.17294522879165">
            <text:p>1.1729452288</text:p>
          </table:table-cell>
          <table:table-cell office:value-type="float" office:value="1.20201658735647">
            <text:p>1.2020165874</text:p>
          </table:table-cell>
          <table:table-cell office:value-type="float" office:value="1.19661319604639">
            <text:p>1.196613196</text:p>
          </table:table-cell>
          <table:table-cell office:value-type="float" office:value="14.7494868711635">
            <text:p>14.7494868712</text:p>
          </table:table-cell>
          <table:table-cell office:value-type="float" office:value="12.7287849907551">
            <text:p>12.7287849908</text:p>
          </table:table-cell>
          <table:table-cell office:value-type="float" office:value="13.0591970903586">
            <text:p>13.0591970904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310">
            <text:p>310</text:p>
          </table:table-cell>
          <table:table-cell office:value-type="float" office:value="16795">
            <text:p>16795</text:p>
          </table:table-cell>
          <table:table-cell office:value-type="float" office:value="23274">
            <text:p>23274</text:p>
          </table:table-cell>
          <table:table-cell office:value-type="float" office:value="39282">
            <text:p>39282</text:p>
          </table:table-cell>
          <table:table-cell office:value-type="float" office:value="411.625">
            <text:p>411.625</text:p>
          </table:table-cell>
          <table:table-cell office:value-type="float" office:value="1229.5">
            <text:p>1229.5</text:p>
          </table:table-cell>
          <table:table-cell office:value-type="float" office:value="1619">
            <text:p>1619</text:p>
          </table:table-cell>
          <table:table-cell office:value-type="float" office:value="0.0245087823757071">
            <text:p>0.0245087824</text:p>
          </table:table-cell>
          <table:table-cell office:value-type="float" office:value="0.052827189138094">
            <text:p>0.0528271891</text:p>
          </table:table-cell>
          <table:table-cell office:value-type="float" office:value="0.041214805763454">
            <text:p>0.0412148058</text:p>
          </table:table-cell>
          <table:table-cell office:value-type="float" office:value="1.08695807192551">
            <text:p>1.0869580719</text:p>
          </table:table-cell>
          <table:table-cell office:value-type="float" office:value="1.1903649573313">
            <text:p>1.1903649573</text:p>
          </table:table-cell>
          <table:table-cell office:value-type="float" office:value="1.14758119419176">
            <text:p>1.1475811942</text:p>
          </table:table-cell>
          <table:table-cell office:value-type="float" office:value="28.6267587081316">
            <text:p>28.6267587081</text:p>
          </table:table-cell>
          <table:table-cell office:value-type="float" office:value="13.4646310626891">
            <text:p>13.4646310627</text:p>
          </table:table-cell>
          <table:table-cell office:value-type="float" office:value="17.1621576976659">
            <text:p>17.162157697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320">
            <text:p>320</text:p>
          </table:table-cell>
          <table:table-cell office:value-type="float" office:value="16542">
            <text:p>16542</text:p>
          </table:table-cell>
          <table:table-cell office:value-type="float" office:value="23257">
            <text:p>23257</text:p>
          </table:table-cell>
          <table:table-cell office:value-type="float" office:value="39022">
            <text:p>39022</text:p>
          </table:table-cell>
          <table:table-cell office:value-type="float" office:value="329.875">
            <text:p>329.875</text:p>
          </table:table-cell>
          <table:table-cell office:value-type="float" office:value="1181.625">
            <text:p>1181.625</text:p>
          </table:table-cell>
          <table:table-cell office:value-type="float" office:value="1915.875">
            <text:p>1915.875</text:p>
          </table:table-cell>
          <table:table-cell office:value-type="float" office:value="0.0199416636440576">
            <text:p>0.0199416636</text:p>
          </table:table-cell>
          <table:table-cell office:value-type="float" office:value="0.0508072838285247">
            <text:p>0.0508072838</text:p>
          </table:table-cell>
          <table:table-cell office:value-type="float" office:value="0.0490973040848752">
            <text:p>0.0490973041</text:p>
          </table:table-cell>
          <table:table-cell office:value-type="float" office:value="1.07057525585403">
            <text:p>1.0705752559</text:p>
          </table:table-cell>
          <table:table-cell office:value-type="float" office:value="1.1828849983763">
            <text:p>1.1828849984</text:p>
          </table:table-cell>
          <table:table-cell office:value-type="float" office:value="1.17656523302313">
            <text:p>1.176565233</text:p>
          </table:table-cell>
          <table:table-cell office:value-type="float" office:value="0">
            <text:p>0</text:p>
          </table:table-cell>
          <table:table-cell office:value-type="float" office:value="13.9863845027064">
            <text:p>13.9863845027</text:p>
          </table:table-cell>
          <table:table-cell office:value-type="float" office:value="14.4616308287436">
            <text:p>14.461630828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322">
            <text:p>322</text:p>
          </table:table-cell>
          <table:table-cell office:value-type="float" office:value="15588">
            <text:p>15588</text:p>
          </table:table-cell>
          <table:table-cell office:value-type="float" office:value="24702">
            <text:p>24702</text:p>
          </table:table-cell>
          <table:table-cell office:value-type="float" office:value="41101">
            <text:p>41101</text:p>
          </table:table-cell>
          <table:table-cell office:value-type="float" office:value="366.375">
            <text:p>366.375</text:p>
          </table:table-cell>
          <table:table-cell office:value-type="float" office:value="1312">
            <text:p>1312</text:p>
          </table:table-cell>
          <table:table-cell office:value-type="float" office:value="2246.875">
            <text:p>2246.875</text:p>
          </table:table-cell>
          <table:table-cell office:value-type="float" office:value="0.0235036566589684">
            <text:p>0.0235036567</text:p>
          </table:table-cell>
          <table:table-cell office:value-type="float" office:value="0.0531131082503441">
            <text:p>0.0531131083</text:p>
          </table:table-cell>
          <table:table-cell office:value-type="float" office:value="0.0546671613829347">
            <text:p>0.0546671614</text:p>
          </table:table-cell>
          <table:table-cell office:value-type="float" office:value="1.08334554518402">
            <text:p>1.0833455452</text:p>
          </table:table-cell>
          <table:table-cell office:value-type="float" office:value="1.19142504332151">
            <text:p>1.1914250433</text:p>
          </table:table-cell>
          <table:table-cell office:value-type="float" office:value="1.19719252196626">
            <text:p>1.197192522</text:p>
          </table:table-cell>
          <table:table-cell office:value-type="float" office:value="29.8362675123087">
            <text:p>29.8362675123</text:p>
          </table:table-cell>
          <table:table-cell office:value-type="float" office:value="13.393982091642">
            <text:p>13.3939820916</text:p>
          </table:table-cell>
          <table:table-cell office:value-type="float" office:value="13.0229061765042">
            <text:p>13.022906176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table:number-columns-repeated="2" office:value-type="float" office:value="673">
            <text:p>673</text:p>
          </table:table-cell>
          <table:table-cell office:value-type="float" office:value="14952">
            <text:p>14952</text:p>
          </table:table-cell>
          <table:table-cell office:value-type="float" office:value="26073">
            <text:p>26073</text:p>
          </table:table-cell>
          <table:table-cell office:value-type="float" office:value="42711">
            <text:p>42711</text:p>
          </table:table-cell>
          <table:table-cell office:value-type="float" office:value="537.875">
            <text:p>537.875</text:p>
          </table:table-cell>
          <table:table-cell office:value-type="float" office:value="1306.25">
            <text:p>1306.25</text:p>
          </table:table-cell>
          <table:table-cell office:value-type="float" office:value="1394">
            <text:p>1394</text:p>
          </table:table-cell>
          <table:table-cell office:value-type="float" office:value="0.0359734483681113">
            <text:p>0.0359734484</text:p>
          </table:table-cell>
          <table:table-cell office:value-type="float" office:value="0.0500997200168757">
            <text:p>0.05009972</text:p>
          </table:table-cell>
          <table:table-cell office:value-type="float" office:value="0.0326379621174873">
            <text:p>0.0326379621</text:p>
          </table:table-cell>
          <table:table-cell office:value-type="float" office:value="1.12844348370388">
            <text:p>1.1284434837</text:p>
          </table:table-cell>
          <table:table-cell office:value-type="float" office:value="1.18026858467277">
            <text:p>1.1802685847</text:p>
          </table:table-cell>
          <table:table-cell office:value-type="float" office:value="1.11632073109072">
            <text:p>1.1163207311</text:p>
          </table:table-cell>
          <table:table-cell office:value-type="float" office:value="19.6128318201199">
            <text:p>19.6128318201</text:p>
          </table:table-cell>
          <table:table-cell office:value-type="float" office:value="14.1791003705644">
            <text:p>14.1791003706</text:p>
          </table:table-cell>
          <table:table-cell office:value-type="float" office:value="21.5821713097845">
            <text:p>21.582171309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473">
            <text:p>473</text:p>
          </table:table-cell>
          <table:table-cell office:value-type="float" office:value="16364">
            <text:p>16364</text:p>
          </table:table-cell>
          <table:table-cell office:value-type="float" office:value="28106">
            <text:p>28106</text:p>
          </table:table-cell>
          <table:table-cell office:value-type="float" office:value="45005">
            <text:p>45005</text:p>
          </table:table-cell>
          <table:table-cell office:value-type="float" office:value="497.75">
            <text:p>497.75</text:p>
          </table:table-cell>
          <table:table-cell office:value-type="float" office:value="1140.875">
            <text:p>1140.875</text:p>
          </table:table-cell>
          <table:table-cell office:value-type="float" office:value="855.625">
            <text:p>855.625</text:p>
          </table:table-cell>
          <table:table-cell office:value-type="float" office:value="0.0304173796137864">
            <text:p>0.0304173796</text:p>
          </table:table-cell>
          <table:table-cell office:value-type="float" office:value="0.0405918665053725">
            <text:p>0.0405918665</text:p>
          </table:table-cell>
          <table:table-cell office:value-type="float" office:value="0.0190117764692812">
            <text:p>0.0190117765</text:p>
          </table:table-cell>
          <table:table-cell office:value-type="float" office:value="1.10827425393409">
            <text:p>1.1082742539</text:p>
          </table:table-cell>
          <table:table-cell office:value-type="float" office:value="1.14530102403653">
            <text:p>1.145301024</text:p>
          </table:table-cell>
          <table:table-cell office:value-type="float" office:value="1.06724965502574">
            <text:p>1.067249655</text:p>
          </table:table-cell>
          <table:table-cell office:value-type="float" office:value="23.1327091547795">
            <text:p>23.1327091548</text:p>
          </table:table-cell>
          <table:table-cell office:value-type="float" office:value="17.4202868426183">
            <text:p>17.42028684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17390">
            <text:p>17390</text:p>
          </table:table-cell>
          <table:table-cell office:value-type="float" office:value="28520">
            <text:p>28520</text:p>
          </table:table-cell>
          <table:table-cell office:value-type="float" office:value="48161">
            <text:p>48161</text:p>
          </table:table-cell>
          <table:table-cell office:value-type="float" office:value="627.875">
            <text:p>627.875</text:p>
          </table:table-cell>
          <table:table-cell office:value-type="float" office:value="626.625">
            <text:p>626.625</text:p>
          </table:table-cell>
          <table:table-cell office:value-type="float" office:value="1056.25">
            <text:p>1056.25</text:p>
          </table:table-cell>
          <table:table-cell office:value-type="float" office:value="0.0361055204140311">
            <text:p>0.0361055204</text:p>
          </table:table-cell>
          <table:table-cell office:value-type="float" office:value="0.0219714235624123">
            <text:p>0.0219714236</text:p>
          </table:table-cell>
          <table:table-cell office:value-type="float" office:value="0.0219316459375844">
            <text:p>0.0219316459</text:p>
          </table:table-cell>
          <table:table-cell office:value-type="float" office:value="1.12892439431367">
            <text:p>1.1289243943</text:p>
          </table:table-cell>
          <table:table-cell office:value-type="float" office:value="1.07784615963703">
            <text:p>1.0778461596</text:p>
          </table:table-cell>
          <table:table-cell office:value-type="float" office:value="1.07770351508487">
            <text:p>1.0777035151</text:p>
          </table:table-cell>
          <table:table-cell office:value-type="float" office:value="19.5423420567132">
            <text:p>19.5423420567</text:p>
          </table:table-cell>
          <table:table-cell office:value-type="float" office:value="31.8929864282124">
            <text:p>31.8929864282</text:p>
          </table:table-cell>
          <table:table-cell office:value-type="float" office:value="31.9502069679408">
            <text:p>31.950206967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8326">
            <text:p>18326</text:p>
          </table:table-cell>
          <table:table-cell office:value-type="float" office:value="30329">
            <text:p>30329</text:p>
          </table:table-cell>
          <table:table-cell office:value-type="float" office:value="50899">
            <text:p>50899</text:p>
          </table:table-cell>
          <table:table-cell office:value-type="float" office:value="812.25">
            <text:p>812.25</text:p>
          </table:table-cell>
          <table:table-cell office:value-type="float" office:value="409.75">
            <text:p>409.75</text:p>
          </table:table-cell>
          <table:table-cell office:value-type="float" office:value="889.25">
            <text:p>889.25</text:p>
          </table:table-cell>
          <table:table-cell office:value-type="float" office:value="0.0443222743642912">
            <text:p>0.0443222744</text:p>
          </table:table-cell>
          <table:table-cell office:value-type="float" office:value="0.0135101717827822">
            <text:p>0.0135101718</text:p>
          </table:table-cell>
          <table:table-cell office:value-type="float" office:value="0.0174708736910352">
            <text:p>0.0174708737</text:p>
          </table:table-cell>
          <table:table-cell office:value-type="float" office:value="1.15897830972447">
            <text:p>1.1589783097</text:p>
          </table:table-cell>
          <table:table-cell office:value-type="float" office:value="1.04764334973327">
            <text:p>1.0476433497</text:p>
          </table:table-cell>
          <table:table-cell office:value-type="float" office:value="1.06174631151658">
            <text:p>1.0617463115</text:p>
          </table:table-cell>
          <table:table-cell office:value-type="float" office:value="15.9828685421438">
            <text:p>15.98286854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390">
            <text:p>390</text:p>
          </table:table-cell>
          <table:table-cell office:value-type="float" office:value="20377">
            <text:p>20377</text:p>
          </table:table-cell>
          <table:table-cell office:value-type="float" office:value="30425">
            <text:p>30425</text:p>
          </table:table-cell>
          <table:table-cell office:value-type="float" office:value="50602">
            <text:p>50602</text:p>
          </table:table-cell>
          <table:table-cell office:value-type="float" office:value="1007.75">
            <text:p>1007.75</text:p>
          </table:table-cell>
          <table:table-cell office:value-type="float" office:value="1017.5">
            <text:p>1017.5</text:p>
          </table:table-cell>
          <table:table-cell office:value-type="float" office:value="599">
            <text:p>599</text:p>
          </table:table-cell>
          <table:table-cell office:value-type="float" office:value="0.0494552681945331">
            <text:p>0.0494552682</text:p>
          </table:table-cell>
          <table:table-cell office:value-type="float" office:value="0.033442892358258">
            <text:p>0.0334428924</text:p>
          </table:table-cell>
          <table:table-cell office:value-type="float" office:value="0.0118374767795739">
            <text:p>0.0118374768</text:p>
          </table:table-cell>
          <table:table-cell office:value-type="float" office:value="1.17788725284316">
            <text:p>1.1778872528</text:p>
          </table:table-cell>
          <table:table-cell office:value-type="float" office:value="1.1192422402705">
            <text:p>1.1192422403</text:p>
          </table:table-cell>
          <table:table-cell office:value-type="float" office:value="1.04170581540726">
            <text:p>1.0417058154</text:p>
          </table:table-cell>
          <table:table-cell office:value-type="float" office:value="14.3594243393699">
            <text:p>14.3594243394</text:p>
          </table:table-cell>
          <table:table-cell office:value-type="float" office:value="21.0709663299713">
            <text:p>21.070966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21224">
            <text:p>21224</text:p>
          </table:table-cell>
          <table:table-cell office:value-type="float" office:value="31708">
            <text:p>31708</text:p>
          </table:table-cell>
          <table:table-cell office:value-type="float" office:value="46440">
            <text:p>46440</text:p>
          </table:table-cell>
          <table:table-cell office:value-type="float" office:value="939.5">
            <text:p>939.5</text:p>
          </table:table-cell>
          <table:table-cell office:value-type="float" office:value="526.25">
            <text:p>526.25</text:p>
          </table:table-cell>
          <table:table-cell office:value-type="float" office:value="709.5">
            <text:p>709.5</text:p>
          </table:table-cell>
          <table:table-cell office:value-type="float" office:value="0.0442659253675085">
            <text:p>0.0442659254</text:p>
          </table:table-cell>
          <table:table-cell office:value-type="float" office:value="0.0165967579159833">
            <text:p>0.0165967579</text:p>
          </table:table-cell>
          <table:table-cell office:value-type="float" office:value="0.0152777777777778">
            <text:p>0.0152777778</text:p>
          </table:table-cell>
          <table:table-cell office:value-type="float" office:value="1.15877130419762">
            <text:p>1.1587713042</text:p>
          </table:table-cell>
          <table:table-cell office:value-type="float" office:value="1.05862853935765">
            <text:p>1.0586285394</text:p>
          </table:table-cell>
          <table:table-cell office:value-type="float" office:value="1.05392970679012">
            <text:p>1.0539297068</text:p>
          </table:table-cell>
          <table:table-cell office:value-type="float" office:value="16.0027793117353">
            <text:p>16.00277931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8">
            <text:p>368</text:p>
          </table:table-cell>
          <table:table-cell office:value-type="float" office:value="735">
            <text:p>735</text:p>
          </table:table-cell>
          <table:table-cell office:value-type="float" office:value="21132">
            <text:p>21132</text:p>
          </table:table-cell>
          <table:table-cell office:value-type="float" office:value="33610">
            <text:p>33610</text:p>
          </table:table-cell>
          <table:table-cell office:value-type="float" office:value="47233">
            <text:p>47233</text:p>
          </table:table-cell>
          <table:table-cell office:value-type="float" office:value="1010.375">
            <text:p>1010.375</text:p>
          </table:table-cell>
          <table:table-cell office:value-type="float" office:value="695.75">
            <text:p>695.75</text:p>
          </table:table-cell>
          <table:table-cell office:value-type="float" office:value="590.875">
            <text:p>590.875</text:p>
          </table:table-cell>
          <table:table-cell office:value-type="float" office:value="0.047812559151997">
            <text:p>0.0478125592</text:p>
          </table:table-cell>
          <table:table-cell office:value-type="float" office:value="0.0207006843201428">
            <text:p>0.0207006843</text:p>
          </table:table-cell>
          <table:table-cell office:value-type="float" office:value="0.0125097918827938">
            <text:p>0.0125097919</text:p>
          </table:table-cell>
          <table:table-cell office:value-type="float" office:value="1.17182459702481">
            <text:p>1.171824597</text:p>
          </table:table-cell>
          <table:table-cell office:value-type="float" office:value="1.07329229104989">
            <text:p>1.073292291</text:p>
          </table:table-cell>
          <table:table-cell office:value-type="float" office:value="1.04409100157996">
            <text:p>1.0440910016</text:p>
          </table:table-cell>
          <table:table-cell office:value-type="float" office:value="14.841053916142">
            <text:p>14.8410539161</text:p>
          </table:table-cell>
          <table:table-cell office:value-type="float" office:value="33.8296541751827">
            <text:p>33.82965417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819">
            <text:p>819</text:p>
          </table:table-cell>
          <table:table-cell office:value-type="float" office:value="22086">
            <text:p>22086</text:p>
          </table:table-cell>
          <table:table-cell office:value-type="float" office:value="34684">
            <text:p>34684</text:p>
          </table:table-cell>
          <table:table-cell office:value-type="float" office:value="49233">
            <text:p>49233</text:p>
          </table:table-cell>
          <table:table-cell office:value-type="float" office:value="1085.875">
            <text:p>1085.875</text:p>
          </table:table-cell>
          <table:table-cell office:value-type="float" office:value="-83.375">
            <text:p>-83.375</text:p>
          </table:table-cell>
          <table:table-cell office:value-type="float" office:value="793.875">
            <text:p>793.875</text:p>
          </table:table-cell>
          <table:table-cell office:value-type="float" office:value="0.0491657611156389">
            <text:p>0.0491657611</text:p>
          </table:table-cell>
          <table:table-cell office:value-type="float" office:value="-0.00240384615384615">
            <text:p>-0.0024038462</text:p>
          </table:table-cell>
          <table:table-cell office:value-type="float" office:value="0.0161248552799951">
            <text:p>0.0161248553</text:p>
          </table:table-cell>
          <table:table-cell office:value-type="float" office:value="1.17681801715425">
            <text:p>1.1768180172</text:p>
          </table:table-cell>
          <table:table-cell office:value-type="float" office:value="0.991597864275148">
            <text:p>0.9915978643</text:p>
          </table:table-cell>
          <table:table-cell office:value-type="float" office:value="1.05694661495727">
            <text:p>1.056946615</text:p>
          </table:table-cell>
          <table:table-cell office:value-type="float" office:value="14.4419697944745">
            <text:p>14.44196979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table:number-columns-repeated="2" office:value-type="float" office:value="855">
            <text:p>855</text:p>
          </table:table-cell>
          <table:table-cell office:value-type="float" office:value="23014">
            <text:p>23014</text:p>
          </table:table-cell>
          <table:table-cell office:value-type="float" office:value="34778">
            <text:p>34778</text:p>
          </table:table-cell>
          <table:table-cell office:value-type="float" office:value="49186">
            <text:p>49186</text:p>
          </table:table-cell>
          <table:table-cell office:value-type="float" office:value="779.125">
            <text:p>779.125</text:p>
          </table:table-cell>
          <table:table-cell office:value-type="float" office:value="429.875">
            <text:p>429.875</text:p>
          </table:table-cell>
          <table:table-cell office:value-type="float" office:value="-382.375">
            <text:p>-382.375</text:p>
          </table:table-cell>
          <table:table-cell office:value-type="float" office:value="0.0338543929781872">
            <text:p>0.033854393</text:p>
          </table:table-cell>
          <table:table-cell office:value-type="float" office:value="0.0123605440220829">
            <text:p>0.012360544</text:p>
          </table:table-cell>
          <table:table-cell office:value-type="float" office:value="-0.00777406172488106">
            <text:p>-0.0077740617</text:p>
          </table:table-cell>
          <table:table-cell office:value-type="float" office:value="1.12073677047454">
            <text:p>1.1207367705</text:p>
          </table:table-cell>
          <table:table-cell office:value-type="float" office:value="1.04356135885239">
            <text:p>1.0435613589</text:p>
          </table:table-cell>
          <table:table-cell office:value-type="float" office:value="0.972909238592893">
            <text:p>0.9729092386</text:p>
          </table:table-cell>
          <table:table-cell office:value-type="float" office:value="20.8190149565213">
            <text:p>20.81901495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3880">
            <text:p>23880</text:p>
          </table:table-cell>
          <table:table-cell office:value-type="float" office:value="33346">
            <text:p>33346</text:p>
          </table:table-cell>
          <table:table-cell office:value-type="float" office:value="50593">
            <text:p>50593</text:p>
          </table:table-cell>
          <table:table-cell office:value-type="float" office:value="489.5">
            <text:p>489.5</text:p>
          </table:table-cell>
          <table:table-cell office:value-type="float" office:value="464.125">
            <text:p>464.125</text:p>
          </table:table-cell>
          <table:table-cell office:value-type="float" office:value="-350.375">
            <text:p>-350.375</text:p>
          </table:table-cell>
          <table:table-cell office:value-type="float" office:value="0.020498324958124">
            <text:p>0.020498325</text:p>
          </table:table-cell>
          <table:table-cell office:value-type="float" office:value="0.0139184609848258">
            <text:p>0.013918461</text:p>
          </table:table-cell>
          <table:table-cell office:value-type="float" office:value="-0.00692536516909454">
            <text:p>-0.0069253652</text:p>
          </table:table-cell>
          <table:table-cell office:value-type="float" office:value="1.07256769275257">
            <text:p>1.0725676928</text:p>
          </table:table-cell>
          <table:table-cell office:value-type="float" office:value="1.04909431161701">
            <text:p>1.0490943116</text:p>
          </table:table-cell>
          <table:table-cell office:value-type="float" office:value="0.975855224846311">
            <text:p>0.9758552248</text:p>
          </table:table-cell>
          <table:table-cell office:value-type="float" office:value="34.1602221162601">
            <text:p>34.16022211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 office:value-type="float" office:value="913">
            <text:p>913</text:p>
          </table:table-cell>
          <table:table-cell office:value-type="float" office:value="25537">
            <text:p>25537</text:p>
          </table:table-cell>
          <table:table-cell office:value-type="float" office:value="33702">
            <text:p>33702</text:p>
          </table:table-cell>
          <table:table-cell office:value-type="float" office:value="52812">
            <text:p>52812</text:p>
          </table:table-cell>
          <table:table-cell office:value-type="float" office:value="512.5">
            <text:p>512.5</text:p>
          </table:table-cell>
          <table:table-cell office:value-type="float" office:value="676.375">
            <text:p>676.375</text:p>
          </table:table-cell>
          <table:table-cell office:value-type="float" office:value="-260.75">
            <text:p>-260.75</text:p>
          </table:table-cell>
          <table:table-cell office:value-type="float" office:value="0.020068919606845">
            <text:p>0.0200689196</text:p>
          </table:table-cell>
          <table:table-cell office:value-type="float" office:value="0.0200692837220343">
            <text:p>0.0200692837</text:p>
          </table:table-cell>
          <table:table-cell office:value-type="float" office:value="-0.00493732485041279">
            <text:p>-0.0049373249</text:p>
          </table:table-cell>
          <table:table-cell office:value-type="float" office:value="1.07103063123096">
            <text:p>1.0710306312</text:p>
          </table:table-cell>
          <table:table-cell office:value-type="float" office:value="1.07103193427939">
            <text:p>1.0710319343</text:p>
          </table:table-cell>
          <table:table-cell office:value-type="float" office:value="0.982767142289845">
            <text:p>0.9827671423</text:p>
          </table:table-cell>
          <table:table-cell office:value-type="float" office:value="34.8837664357498">
            <text:p>34.8837664357</text:p>
          </table:table-cell>
          <table:table-cell office:value-type="float" office:value="34.8831397891598">
            <text:p>34.8831397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26383">
            <text:p>26383</text:p>
          </table:table-cell>
          <table:table-cell office:value-type="float" office:value="34991">
            <text:p>34991</text:p>
          </table:table-cell>
          <table:table-cell office:value-type="float" office:value="50439">
            <text:p>50439</text:p>
          </table:table-cell>
          <table:table-cell office:value-type="float" office:value="24.375">
            <text:p>24.375</text:p>
          </table:table-cell>
          <table:table-cell office:value-type="float" office:value="13.5">
            <text:p>13.5</text:p>
          </table:table-cell>
          <table:table-cell office:value-type="float" office:value="-115.125">
            <text:p>-115.125</text:p>
          </table:table-cell>
          <table:table-cell office:value-type="float" office:value="0.000923890383959368">
            <text:p>0.0009238904</text:p>
          </table:table-cell>
          <table:table-cell office:value-type="float" office:value="0.000385813494898688">
            <text:p>0.0003858135</text:p>
          </table:table-cell>
          <table:table-cell office:value-type="float" office:value="-0.00228246000118956">
            <text:p>-0.00228246</text:p>
          </table:table-cell>
          <table:table-cell office:value-type="float" office:value="1.0032352893478">
            <text:p>1.0032352893</text:p>
          </table:table-cell>
          <table:table-cell office:value-type="float" office:value="1.00135063898217">
            <text:p>1.001350639</text:p>
          </table:table-cell>
          <table:table-cell office:value-type="float" office:value="0.992021600858204">
            <text:p>0.99202160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2" office:value-type="float" office:value="1031">
            <text:p>1031</text:p>
          </table:table-cell>
          <table:table-cell office:value-type="float" office:value="26265">
            <text:p>26265</text:p>
          </table:table-cell>
          <table:table-cell office:value-type="float" office:value="34188">
            <text:p>34188</text:p>
          </table:table-cell>
          <table:table-cell office:value-type="float" office:value="47355">
            <text:p>47355</text:p>
          </table:table-cell>
          <table:table-cell office:value-type="float" office:value="119.625">
            <text:p>119.625</text:p>
          </table:table-cell>
          <table:table-cell office:value-type="float" office:value="516.625">
            <text:p>516.625</text:p>
          </table:table-cell>
          <table:table-cell office:value-type="float" office:value="-335.875">
            <text:p>-335.875</text:p>
          </table:table-cell>
          <table:table-cell office:value-type="float" office:value="0.00455454026270702">
            <text:p>0.0045545403</text:p>
          </table:table-cell>
          <table:table-cell office:value-type="float" office:value="0.0151112963612964">
            <text:p>0.0151112964</text:p>
          </table:table-cell>
          <table:table-cell office:value-type="float" office:value="-0.00709270404392356">
            <text:p>-0.007092704</text:p>
          </table:table-cell>
          <table:table-cell office:value-type="float" office:value="1.01598154884">
            <text:p>1.0159815488</text:p>
          </table:table-cell>
          <table:table-cell office:value-type="float" office:value="1.05333710576887">
            <text:p>1.0533371058</text:p>
          </table:table-cell>
          <table:table-cell office:value-type="float" office:value="0.975274136489551">
            <text:p>0.97527413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792">
            <text:p>792</text:p>
          </table:table-cell>
          <table:table-cell office:value-type="float" office:value="24530">
            <text:p>24530</text:p>
          </table:table-cell>
          <table:table-cell office:value-type="float" office:value="32728">
            <text:p>32728</text:p>
          </table:table-cell>
          <table:table-cell office:value-type="float" office:value="48890">
            <text:p>48890</text:p>
          </table:table-cell>
          <table:table-cell office:value-type="float" office:value="68.125">
            <text:p>68.125</text:p>
          </table:table-cell>
          <table:table-cell office:value-type="float" office:value="51">
            <text:p>51</text:p>
          </table:table-cell>
          <table:table-cell office:value-type="float" office:value="-388.75">
            <text:p>-388.75</text:p>
          </table:table-cell>
          <table:table-cell office:value-type="float" office:value="0.00277721157766001">
            <text:p>0.0027772116</text:p>
          </table:table-cell>
          <table:table-cell office:value-type="float" office:value="0.00155829870447323">
            <text:p>0.0015582987</text:p>
          </table:table-cell>
          <table:table-cell office:value-type="float" office:value="-0.00795152382900389">
            <text:p>-0.0079515238</text:p>
          </table:table-cell>
          <table:table-cell office:value-type="float" office:value="1.00973535781394">
            <text:p>1.0097353578</text:p>
          </table:table-cell>
          <table:table-cell office:value-type="float" office:value="1.00545880492357">
            <text:p>1.0054588049</text:p>
          </table:table-cell>
          <table:table-cell office:value-type="float" office:value="0.972293590991645">
            <text:p>0.972293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25232">
            <text:p>25232</text:p>
          </table:table-cell>
          <table:table-cell office:value-type="float" office:value="33177">
            <text:p>33177</text:p>
          </table:table-cell>
          <table:table-cell office:value-type="float" office:value="51153">
            <text:p>51153</text:p>
          </table:table-cell>
          <table:table-cell office:value-type="float" office:value="309.875">
            <text:p>309.875</text:p>
          </table:table-cell>
          <table:table-cell office:value-type="float" office:value="51">
            <text:p>51</text:p>
          </table:table-cell>
          <table:table-cell office:value-type="float" office:value="-268.875">
            <text:p>-268.875</text:p>
          </table:table-cell>
          <table:table-cell office:value-type="float" office:value="0.0122810320228282">
            <text:p>0.012281032</text:p>
          </table:table-cell>
          <table:table-cell office:value-type="float" office:value="0.00153720951261416">
            <text:p>0.0015372095</text:p>
          </table:table-cell>
          <table:table-cell office:value-type="float" office:value="-0.00525628995366841">
            <text:p>-0.00525629</text:p>
          </table:table-cell>
          <table:table-cell office:value-type="float" office:value="1.04327922662509">
            <text:p>1.0432792266</text:p>
          </table:table-cell>
          <table:table-cell office:value-type="float" office:value="1.0053848647998">
            <text:p>1.0053848648</text:p>
          </table:table-cell>
          <table:table-cell office:value-type="float" office:value="0.981657137186952">
            <text:p>0.98165713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25822">
            <text:p>25822</text:p>
          </table:table-cell>
          <table:table-cell office:value-type="float" office:value="34056">
            <text:p>34056</text:p>
          </table:table-cell>
          <table:table-cell office:value-type="float" office:value="48978">
            <text:p>48978</text:p>
          </table:table-cell>
          <table:table-cell office:value-type="float" office:value="-23.125">
            <text:p>-23.125</text:p>
          </table:table-cell>
          <table:table-cell office:value-type="float" office:value="171">
            <text:p>171</text:p>
          </table:table-cell>
          <table:table-cell office:value-type="float" office:value="-206.625">
            <text:p>-206.625</text:p>
          </table:table-cell>
          <table:table-cell office:value-type="float" office:value="-0.000895554178607389">
            <text:p>-0.0008955542</text:p>
          </table:table-cell>
          <table:table-cell office:value-type="float" office:value="0.00502114164904863">
            <text:p>0.0050211416</text:p>
          </table:table-cell>
          <table:table-cell office:value-type="float" office:value="-0.00421873085875291">
            <text:p>-0.0042187309</text:p>
          </table:table-cell>
          <table:table-cell office:value-type="float" office:value="0.996867132328756">
            <text:p>0.9968671323</text:p>
          </table:table-cell>
          <table:table-cell office:value-type="float" office:value="1.01762341102405">
            <text:p>1.017623411</text:p>
          </table:table-cell>
          <table:table-cell office:value-type="float" office:value="0.98526932546688">
            <text:p>0.9852693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25485">
            <text:p>25485</text:p>
          </table:table-cell>
          <table:table-cell office:value-type="float" office:value="33864">
            <text:p>33864</text:p>
          </table:table-cell>
          <table:table-cell office:value-type="float" office:value="50370">
            <text:p>50370</text:p>
          </table:table-cell>
          <table:table-cell office:value-type="float" office:value="21.625">
            <text:p>21.625</text:p>
          </table:table-cell>
          <table:table-cell office:value-type="float" office:value="-266.25">
            <text:p>-266.25</text:p>
          </table:table-cell>
          <table:table-cell office:value-type="float" office:value="666.375">
            <text:p>666.375</text:p>
          </table:table-cell>
          <table:table-cell office:value-type="float" office:value="0.000848538355895625">
            <text:p>0.0008485384</text:p>
          </table:table-cell>
          <table:table-cell office:value-type="float" office:value="-0.00786233167965982">
            <text:p>-0.0078623317</text:p>
          </table:table-cell>
          <table:table-cell office:value-type="float" office:value="0.0132296009529482">
            <text:p>0.013229601</text:p>
          </table:table-cell>
          <table:table-cell office:value-type="float" office:value="1.00297129547962">
            <text:p>1.0029712955</text:p>
          </table:table-cell>
          <table:table-cell office:value-type="float" office:value="0.972602998989695">
            <text:p>0.972602999</text:p>
          </table:table-cell>
          <table:table-cell office:value-type="float" office:value="1.04664664712441">
            <text:p>1.04664664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465">
            <text:p>23465</text:p>
          </table:table-cell>
          <table:table-cell office:value-type="float" office:value="34935">
            <text:p>34935</text:p>
          </table:table-cell>
          <table:table-cell office:value-type="float" office:value="51161">
            <text:p>51161</text:p>
          </table:table-cell>
          <table:table-cell office:value-type="float" office:value="-31.25">
            <text:p>-31.25</text:p>
          </table:table-cell>
          <table:table-cell office:value-type="float" office:value="-267.125">
            <text:p>-267.125</text:p>
          </table:table-cell>
          <table:table-cell office:value-type="float" office:value="1162.125">
            <text:p>1162.125</text:p>
          </table:table-cell>
          <table:table-cell office:value-type="float" office:value="-0.00133177072235244">
            <text:p>-0.0013317707</text:p>
          </table:table-cell>
          <table:table-cell office:value-type="float" office:value="-0.00764634320881637">
            <text:p>-0.0076463432</text:p>
          </table:table-cell>
          <table:table-cell office:value-type="float" office:value="0.02271505639061">
            <text:p>0.0227150564</text:p>
          </table:table-cell>
          <table:table-cell office:value-type="float" office:value="0.99534227875375">
            <text:p>0.9953422788</text:p>
          </table:table-cell>
          <table:table-cell office:value-type="float" office:value="0.973352393235498">
            <text:p>0.9733523932</text:p>
          </table:table-cell>
          <table:table-cell office:value-type="float" office:value="1.08051400598932">
            <text:p>1.080514006</text:p>
          </table:table-cell>
          <table:table-cell table:number-columns-repeated="2" office:value-type="float" office:value="0">
            <text:p>0</text:p>
          </table:table-cell>
          <table:table-cell office:value-type="float" office:value="30.8601544738857">
            <text:p>30.860154473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24730">
            <text:p>24730</text:p>
          </table:table-cell>
          <table:table-cell office:value-type="float" office:value="36452">
            <text:p>36452</text:p>
          </table:table-cell>
          <table:table-cell office:value-type="float" office:value="53041">
            <text:p>53041</text:p>
          </table:table-cell>
          <table:table-cell office:value-type="float" office:value="-25.375">
            <text:p>-25.375</text:p>
          </table:table-cell>
          <table:table-cell office:value-type="float" office:value="-119.5">
            <text:p>-119.5</text:p>
          </table:table-cell>
          <table:table-cell office:value-type="float" office:value="979.5">
            <text:p>979.5</text:p>
          </table:table-cell>
          <table:table-cell office:value-type="float" office:value="-0.00102608168216741">
            <text:p>-0.0010260817</text:p>
          </table:table-cell>
          <table:table-cell office:value-type="float" office:value="-0.00327828377043784">
            <text:p>-0.0032782838</text:p>
          </table:table-cell>
          <table:table-cell office:value-type="float" office:value="0.0184668464018401">
            <text:p>0.0184668464</text:p>
          </table:table-cell>
          <table:table-cell office:value-type="float" office:value="0.996410777685906">
            <text:p>0.9964107777</text:p>
          </table:table-cell>
          <table:table-cell office:value-type="float" office:value="0.988547071206647">
            <text:p>0.9885470712</text:p>
          </table:table-cell>
          <table:table-cell office:value-type="float" office:value="1.06530237026186">
            <text:p>1.06530237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5297">
            <text:p>25297</text:p>
          </table:table-cell>
          <table:table-cell office:value-type="float" office:value="34900">
            <text:p>34900</text:p>
          </table:table-cell>
          <table:table-cell office:value-type="float" office:value="52471">
            <text:p>52471</text:p>
          </table:table-cell>
          <table:table-cell office:value-type="float" office:value="39.75">
            <text:p>39.75</text:p>
          </table:table-cell>
          <table:table-cell office:value-type="float" office:value="-152">
            <text:p>-152</text:p>
          </table:table-cell>
          <table:table-cell office:value-type="float" office:value="890.375">
            <text:p>890.375</text:p>
          </table:table-cell>
          <table:table-cell office:value-type="float" office:value="0.00157133256907934">
            <text:p>0.0015713326</text:p>
          </table:table-cell>
          <table:table-cell office:value-type="float" office:value="-0.00435530085959885">
            <text:p>-0.0043553009</text:p>
          </table:table-cell>
          <table:table-cell office:value-type="float" office:value="0.0169688971050676">
            <text:p>0.0169688971</text:p>
          </table:table-cell>
          <table:table-cell office:value-type="float" office:value="1.00550450340042">
            <text:p>1.0055045034</text:p>
          </table:table-cell>
          <table:table-cell office:value-type="float" office:value="0.984793625536736">
            <text:p>0.9847936255</text:p>
          </table:table-cell>
          <table:table-cell office:value-type="float" office:value="1.0599555090669">
            <text:p>1.05995550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7">
            <text:p>747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5438">
            <text:p>35438</text:p>
          </table:table-cell>
          <table:table-cell office:value-type="float" office:value="52520">
            <text:p>52520</text:p>
          </table:table-cell>
          <table:table-cell office:value-type="float" office:value="-25.125">
            <text:p>-25.125</text:p>
          </table:table-cell>
          <table:table-cell office:value-type="float" office:value="471.25">
            <text:p>471.25</text:p>
          </table:table-cell>
          <table:table-cell office:value-type="float" office:value="223.875">
            <text:p>223.875</text:p>
          </table:table-cell>
          <table:table-cell office:value-type="float" office:value="-0.00101269649334946">
            <text:p>-0.0010126965</text:p>
          </table:table-cell>
          <table:table-cell office:value-type="float" office:value="0.0132978723404255">
            <text:p>0.0132978723</text:p>
          </table:table-cell>
          <table:table-cell office:value-type="float" office:value="0.00426266184310739">
            <text:p>0.0042626618</text:p>
          </table:table-cell>
          <table:table-cell office:value-type="float" office:value="0.996457572359485">
            <text:p>0.9964575724</text:p>
          </table:table-cell>
          <table:table-cell office:value-type="float" office:value="1.0468891466727">
            <text:p>1.0468891467</text:p>
          </table:table-cell>
          <table:table-cell office:value-type="float" office:value="1.01495493021141">
            <text:p>1.01495493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6012">
            <text:p>36012</text:p>
          </table:table-cell>
          <table:table-cell office:value-type="float" office:value="52934">
            <text:p>52934</text:p>
          </table:table-cell>
          <table:table-cell office:value-type="float" office:value="-14.125">
            <text:p>-14.125</text:p>
          </table:table-cell>
          <table:table-cell office:value-type="float" office:value="718.75">
            <text:p>718.75</text:p>
          </table:table-cell>
          <table:table-cell office:value-type="float" office:value="-178.375">
            <text:p>-178.375</text:p>
          </table:table-cell>
          <table:table-cell office:value-type="float" office:value="-0.000620442765527541">
            <text:p>-0.0006204428</text:p>
          </table:table-cell>
          <table:table-cell office:value-type="float" office:value="0.0199586249028102">
            <text:p>0.0199586249</text:p>
          </table:table-cell>
          <table:table-cell office:value-type="float" office:value="-0.0033697623455624">
            <text:p>-0.0033697623</text:p>
          </table:table-cell>
          <table:table-cell office:value-type="float" office:value="0.997829204821135">
            <text:p>0.9978292048</text:p>
          </table:table-cell>
          <table:table-cell office:value-type="float" office:value="1.07063594670754">
            <text:p>1.0706359467</text:p>
          </table:table-cell>
          <table:table-cell office:value-type="float" office:value="0.988228088175132">
            <text:p>0.98822808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6820">
            <text:p>36820</text:p>
          </table:table-cell>
          <table:table-cell office:value-type="float" office:value="52983">
            <text:p>52983</text:p>
          </table:table-cell>
          <table:table-cell office:value-type="float" office:value="-62.5">
            <text:p>-62.5</text:p>
          </table:table-cell>
          <table:table-cell office:value-type="float" office:value="598.375">
            <text:p>598.375</text:p>
          </table:table-cell>
          <table:table-cell office:value-type="float" office:value="-1448.125">
            <text:p>-1448.125</text:p>
          </table:table-cell>
          <table:table-cell office:value-type="float" office:value="-0.00261418771959177">
            <text:p>-0.0026141877</text:p>
          </table:table-cell>
          <table:table-cell office:value-type="float" office:value="0.0162513579576317">
            <text:p>0.016251358</text:p>
          </table:table-cell>
          <table:table-cell office:value-type="float" office:value="-0.027331880036993">
            <text:p>-0.02733188</text:p>
          </table:table-cell>
          <table:table-cell office:value-type="float" office:value="0.990863737577198">
            <text:p>0.9908637376</text:p>
          </table:table-cell>
          <table:table-cell office:value-type="float" office:value="1.05739740185723">
            <text:p>1.0573974019</text:p>
          </table:table-cell>
          <table:table-cell office:value-type="float" office:value="0.905802601936583">
            <text:p>0.9058026019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122172898958">
            <text:p>-25.012217289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24530">
            <text:p>24530</text:p>
          </table:table-cell>
          <table:table-cell office:value-type="float" office:value="36652">
            <text:p>36652</text:p>
          </table:table-cell>
          <table:table-cell office:value-type="float" office:value="54385">
            <text:p>54385</text:p>
          </table:table-cell>
          <table:table-cell office:value-type="float" office:value="51.5">
            <text:p>51.5</text:p>
          </table:table-cell>
          <table:table-cell office:value-type="float" office:value="692.5">
            <text:p>692.5</text:p>
          </table:table-cell>
          <table:table-cell office:value-type="float" office:value="-2261.75">
            <text:p>-2261.75</text:p>
          </table:table-cell>
          <table:table-cell office:value-type="float" office:value="0.00209947003668977">
            <text:p>0.00209947</text:p>
          </table:table-cell>
          <table:table-cell office:value-type="float" office:value="0.0188939212048456">
            <text:p>0.0188939212</text:p>
          </table:table-cell>
          <table:table-cell office:value-type="float" office:value="-0.0415877539762802">
            <text:p>-0.041587754</text:p>
          </table:table-cell>
          <table:table-cell office:value-type="float" office:value="1.00735678436631">
            <text:p>1.0073567844</text:p>
          </table:table-cell>
          <table:table-cell office:value-type="float" office:value="1.06682840552361">
            <text:p>1.0668284055</text:p>
          </table:table-cell>
          <table:table-cell office:value-type="float" office:value="0.857832761993371">
            <text:p>0.857832762</text:p>
          </table:table-cell>
          <table:table-cell table:number-columns-repeated="2" office:value-type="float" office:value="0">
            <text:p>0</text:p>
          </table:table-cell>
          <table:table-cell office:value-type="float" office:value="-16.3180711268613">
            <text:p>-16.3180711269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25804">
            <text:p>25804</text:p>
          </table:table-cell>
          <table:table-cell office:value-type="float" office:value="36290">
            <text:p>36290</text:p>
          </table:table-cell>
          <table:table-cell office:value-type="float" office:value="52161">
            <text:p>52161</text:p>
          </table:table-cell>
          <table:table-cell office:value-type="float" office:value="297.25">
            <text:p>297.25</text:p>
          </table:table-cell>
          <table:table-cell office:value-type="float" office:value="159.75">
            <text:p>159.75</text:p>
          </table:table-cell>
          <table:table-cell office:value-type="float" office:value="-2637">
            <text:p>-2637</text:p>
          </table:table-cell>
          <table:table-cell office:value-type="float" office:value="0.0115195318555263">
            <text:p>0.0115195319</text:p>
          </table:table-cell>
          <table:table-cell office:value-type="float" office:value="0.0044020391292367">
            <text:p>0.0044020391</text:p>
          </table:table-cell>
          <table:table-cell office:value-type="float" office:value="-0.0505550123655605">
            <text:p>-0.0505550124</text:p>
          </table:table-cell>
          <table:table-cell office:value-type="float" office:value="1.04057845273812">
            <text:p>1.0405784527</text:p>
          </table:table-cell>
          <table:table-cell office:value-type="float" office:value="1.01544511773138">
            <text:p>1.0154451177</text:p>
          </table:table-cell>
          <table:table-cell office:value-type="float" office:value="0.828066842900091">
            <text:p>0.8280668429</text:p>
          </table:table-cell>
          <table:table-cell table:number-columns-repeated="2" office:value-type="float" office:value="0">
            <text:p>0</text:p>
          </table:table-cell>
          <table:table-cell office:value-type="float" office:value="-13.3611808568672">
            <text:p>-13.3611808569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37">
            <text:p>737</text:p>
          </table:table-cell>
          <table:table-cell office:value-type="float" office:value="1515">
            <text:p>1515</text:p>
          </table:table-cell>
          <table:table-cell office:value-type="float" office:value="26465">
            <text:p>26465</text:p>
          </table:table-cell>
          <table:table-cell office:value-type="float" office:value="35486">
            <text:p>35486</text:p>
          </table:table-cell>
          <table:table-cell office:value-type="float" office:value="51317">
            <text:p>51317</text:p>
          </table:table-cell>
          <table:table-cell office:value-type="float" office:value="549.75">
            <text:p>549.75</text:p>
          </table:table-cell>
          <table:table-cell office:value-type="float" office:value="701">
            <text:p>701</text:p>
          </table:table-cell>
          <table:table-cell office:value-type="float" office:value="-243.875">
            <text:p>-243.875</text:p>
          </table:table-cell>
          <table:table-cell office:value-type="float" office:value="0.0207727186850557">
            <text:p>0.0207727187</text:p>
          </table:table-cell>
          <table:table-cell office:value-type="float" office:value="0.0197542692892972">
            <text:p>0.0197542693</text:p>
          </table:table-cell>
          <table:table-cell office:value-type="float" office:value="-0.0047523237913362">
            <text:p>-0.0047523238</text:p>
          </table:table-cell>
          <table:table-cell office:value-type="float" office:value="1.07355026684717">
            <text:p>1.0735502668</text:p>
          </table:table-cell>
          <table:table-cell office:value-type="float" office:value="1.06990479557664">
            <text:p>1.0699047956</text:p>
          </table:table-cell>
          <table:table-cell office:value-type="float" office:value="0.983411132509902">
            <text:p>0.9834111325</text:p>
          </table:table-cell>
          <table:table-cell office:value-type="float" office:value="33.7135354133822">
            <text:p>33.71353541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office:value-type="float" office:value="870">
            <text:p>870</text:p>
          </table:table-cell>
          <table:table-cell office:value-type="float" office:value="1178">
            <text:p>1178</text:p>
          </table:table-cell>
          <table:table-cell office:value-type="float" office:value="1666">
            <text:p>1666</text:p>
          </table:table-cell>
          <table:table-cell office:value-type="float" office:value="23344">
            <text:p>23344</text:p>
          </table:table-cell>
          <table:table-cell office:value-type="float" office:value="35989">
            <text:p>35989</text:p>
          </table:table-cell>
          <table:table-cell office:value-type="float" office:value="51903">
            <text:p>51903</text:p>
          </table:table-cell>
          <table:table-cell office:value-type="float" office:value="-2114.75">
            <text:p>-2114.75</text:p>
          </table:table-cell>
          <table:table-cell office:value-type="float" office:value="-1018">
            <text:p>-1018</text:p>
          </table:table-cell>
          <table:table-cell office:value-type="float" office:value="-1403.75">
            <text:p>-1403.75</text:p>
          </table:table-cell>
          <table:table-cell office:value-type="float" office:value="-0.0905907299520219">
            <text:p>-0.09059073</text:p>
          </table:table-cell>
          <table:table-cell office:value-type="float" office:value="-0.0282864208508155">
            <text:p>-0.0282864209</text:p>
          </table:table-cell>
          <table:table-cell office:value-type="float" office:value="-0.0270456428337476">
            <text:p>-0.0270456428</text:p>
          </table:table-cell>
          <table:table-cell office:value-type="float" office:value="0.699017538660274">
            <text:p>0.6990175387</text:p>
          </table:table-cell>
          <table:table-cell office:value-type="float" office:value="0.902565765367063">
            <text:p>0.9025657654</text:p>
          </table:table-cell>
          <table:table-cell office:value-type="float" office:value="0.906773925002613">
            <text:p>0.906773925</text:p>
          </table:table-cell>
          <table:table-cell office:value-type="float" office:value="-7.29935613919409">
            <text:p>-7.2993561392</text:p>
          </table:table-cell>
          <table:table-cell office:value-type="float" office:value="-24.156360229951">
            <text:p>-24.15636023</text:p>
          </table:table-cell>
          <table:table-cell office:value-type="float" office:value="-25.2806356540227">
            <text:p>-25.28063565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19600">
            <text:p>19600</text:p>
          </table:table-cell>
          <table:table-cell office:value-type="float" office:value="33673">
            <text:p>33673</text:p>
          </table:table-cell>
          <table:table-cell office:value-type="float" office:value="53339">
            <text:p>53339</text:p>
          </table:table-cell>
          <table:table-cell office:value-type="float" office:value="-2209.75">
            <text:p>-2209.75</text:p>
          </table:table-cell>
          <table:table-cell office:value-type="float" office:value="-2630.125">
            <text:p>-2630.125</text:p>
          </table:table-cell>
          <table:table-cell office:value-type="float" office:value="-2130.25">
            <text:p>-2130.25</text:p>
          </table:table-cell>
          <table:table-cell office:value-type="float" office:value="-0.112742346938776">
            <text:p>-0.1127423469</text:p>
          </table:table-cell>
          <table:table-cell office:value-type="float" office:value="-0.0781078312000713">
            <text:p>-0.0781078312</text:p>
          </table:table-cell>
          <table:table-cell office:value-type="float" office:value="-0.0399379440934401">
            <text:p>-0.0399379441</text:p>
          </table:table-cell>
          <table:table-cell office:value-type="float" office:value="0.630315025829082">
            <text:p>0.6303150258</text:p>
          </table:table-cell>
          <table:table-cell office:value-type="float" office:value="0.738580224057517">
            <text:p>0.7385802241</text:p>
          </table:table-cell>
          <table:table-cell office:value-type="float" office:value="0.863343472854645">
            <text:p>0.8633434729</text:p>
          </table:table-cell>
          <table:table-cell office:value-type="float" office:value="-5.79458268532368">
            <text:p>-5.7945826853</text:p>
          </table:table-cell>
          <table:table-cell office:value-type="float" office:value="-8.52296341336468">
            <text:p>-8.5229634134</text:p>
          </table:table-cell>
          <table:table-cell office:value-type="float" office:value="-17.0066771967418">
            <text:p>-17.006677196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738">
            <text:p>1738</text:p>
          </table:table-cell>
          <table:table-cell office:value-type="float" office:value="15640">
            <text:p>15640</text:p>
          </table:table-cell>
          <table:table-cell office:value-type="float" office:value="29648">
            <text:p>29648</text:p>
          </table:table-cell>
          <table:table-cell office:value-type="float" office:value="49661">
            <text:p>49661</text:p>
          </table:table-cell>
          <table:table-cell office:value-type="float" office:value="-1427.25">
            <text:p>-1427.25</text:p>
          </table:table-cell>
          <table:table-cell office:value-type="float" office:value="-1280.375">
            <text:p>-1280.375</text:p>
          </table:table-cell>
          <table:table-cell office:value-type="float" office:value="-2189.875">
            <text:p>-2189.875</text:p>
          </table:table-cell>
          <table:table-cell office:value-type="float" office:value="-0.0912563938618926">
            <text:p>-0.0912563939</text:p>
          </table:table-cell>
          <table:table-cell office:value-type="float" office:value="-0.0431858810037777">
            <text:p>-0.043185881</text:p>
          </table:table-cell>
          <table:table-cell office:value-type="float" office:value="-0.0440964740943598">
            <text:p>-0.0440964741</text:p>
          </table:table-cell>
          <table:table-cell office:value-type="float" office:value="0.696924971147903">
            <text:p>0.6969249711</text:p>
          </table:table-cell>
          <table:table-cell office:value-type="float" office:value="0.8525048563102">
            <text:p>0.8525048563</text:p>
          </table:table-cell>
          <table:table-cell office:value-type="float" office:value="0.849473558763748">
            <text:p>0.8494735588</text:p>
          </table:table-cell>
          <table:table-cell office:value-type="float" office:value="-7.24350111386119">
            <text:p>-7.2435011139</text:p>
          </table:table-cell>
          <table:table-cell office:value-type="float" office:value="-15.7011958392663">
            <text:p>-15.7011958393</text:p>
          </table:table-cell>
          <table:table-cell office:value-type="float" office:value="-15.3697014247405">
            <text:p>-15.3697014247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15462">
            <text:p>15462</text:p>
          </table:table-cell>
          <table:table-cell office:value-type="float" office:value="30016">
            <text:p>30016</text:p>
          </table:table-cell>
          <table:table-cell office:value-type="float" office:value="49692">
            <text:p>49692</text:p>
          </table:table-cell>
          <table:table-cell office:value-type="float" office:value="-1375">
            <text:p>-1375</text:p>
          </table:table-cell>
          <table:table-cell office:value-type="float" office:value="-195">
            <text:p>-195</text:p>
          </table:table-cell>
          <table:table-cell office:value-type="float" office:value="-196.375">
            <text:p>-196.375</text:p>
          </table:table-cell>
          <table:table-cell office:value-type="float" office:value="-0.0889276937006856">
            <text:p>-0.0889276937</text:p>
          </table:table-cell>
          <table:table-cell office:value-type="float" office:value="-0.00649653518123667">
            <text:p>-0.0064965352</text:p>
          </table:table-cell>
          <table:table-cell office:value-type="float" office:value="-0.00395184335506721">
            <text:p>-0.0039518434</text:p>
          </table:table-cell>
          <table:table-cell office:value-type="float" office:value="0.704253016073169">
            <text:p>0.7042530161</text:p>
          </table:table-cell>
          <table:table-cell office:value-type="float" office:value="0.977344848605619">
            <text:p>0.9773448486</text:p>
          </table:table-cell>
          <table:table-cell office:value-type="float" office:value="0.986199157706435">
            <text:p>0.9861991577</text:p>
          </table:table-cell>
          <table:table-cell office:value-type="float" office:value="-7.44255067214641">
            <text:p>-7.44255067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76">
            <text:p>1776</text:p>
          </table:table-cell>
          <table:table-cell office:value-type="float" office:value="12600">
            <text:p>12600</text:p>
          </table:table-cell>
          <table:table-cell office:value-type="float" office:value="28940">
            <text:p>28940</text:p>
          </table:table-cell>
          <table:table-cell office:value-type="float" office:value="50438">
            <text:p>50438</text:p>
          </table:table-cell>
          <table:table-cell office:value-type="float" office:value="-674.75">
            <text:p>-674.75</text:p>
          </table:table-cell>
          <table:table-cell office:value-type="float" office:value="-791.75">
            <text:p>-791.75</text:p>
          </table:table-cell>
          <table:table-cell office:value-type="float" office:value="-1338.375">
            <text:p>-1338.375</text:p>
          </table:table-cell>
          <table:table-cell office:value-type="float" office:value="-0.0535515873015873">
            <text:p>-0.0535515873</text:p>
          </table:table-cell>
          <table:table-cell office:value-type="float" office:value="-0.0273583275742916">
            <text:p>-0.0273583276</text:p>
          </table:table-cell>
          <table:table-cell office:value-type="float" office:value="-0.0265350529362782">
            <text:p>-0.0265350529</text:p>
          </table:table-cell>
          <table:table-cell office:value-type="float" office:value="0.818190278549383">
            <text:p>0.8181902785</text:p>
          </table:table-cell>
          <table:table-cell office:value-type="float" office:value="0.905712870541797">
            <text:p>0.9057128705</text:p>
          </table:table-cell>
          <table:table-cell office:value-type="float" office:value="0.908507368430315">
            <text:p>0.9085073684</text:p>
          </table:table-cell>
          <table:table-cell office:value-type="float" office:value="-12.593788678339">
            <text:p>-12.5937886783</text:p>
          </table:table-cell>
          <table:table-cell office:value-type="float" office:value="-24.9876996044329">
            <text:p>-24.9876996044</text:p>
          </table:table-cell>
          <table:table-cell office:value-type="float" office:value="-25.773817518275">
            <text:p>-25.7738175183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29">
            <text:p>829</text:p>
          </table:table-cell>
          <table:table-cell office:value-type="float" office:value="1175">
            <text:p>1175</text:p>
          </table:table-cell>
          <table:table-cell office:value-type="float" office:value="1721">
            <text:p>1721</text:p>
          </table:table-cell>
          <table:table-cell office:value-type="float" office:value="12492">
            <text:p>12492</text:p>
          </table:table-cell>
          <table:table-cell office:value-type="float" office:value="27278">
            <text:p>27278</text:p>
          </table:table-cell>
          <table:table-cell office:value-type="float" office:value="51585">
            <text:p>51585</text:p>
          </table:table-cell>
          <table:table-cell office:value-type="float" office:value="-278.75">
            <text:p>-278.75</text:p>
          </table:table-cell>
          <table:table-cell office:value-type="float" office:value="-473.625">
            <text:p>-473.625</text:p>
          </table:table-cell>
          <table:table-cell office:value-type="float" office:value="-2022.25">
            <text:p>-2022.25</text:p>
          </table:table-cell>
          <table:table-cell office:value-type="float" office:value="-0.0223142811399296">
            <text:p>-0.0223142811</text:p>
          </table:table-cell>
          <table:table-cell office:value-type="float" office:value="-0.0173628931739864">
            <text:p>-0.0173628932</text:p>
          </table:table-cell>
          <table:table-cell office:value-type="float" office:value="-0.0392022874866725">
            <text:p>-0.0392022875</text:p>
          </table:table-cell>
          <table:table-cell office:value-type="float" office:value="0.922875953210119">
            <text:p>0.9228759532</text:p>
          </table:table-cell>
          <table:table-cell office:value-type="float" office:value="0.939820755207415">
            <text:p>0.9398207552</text:p>
          </table:table-cell>
          <table:table-cell office:value-type="float" office:value="0.865804159711254">
            <text:p>0.8658041597</text:p>
          </table:table-cell>
          <table:table-cell office:value-type="float" office:value="-30.7150630947997">
            <text:p>-30.7150630948</text:p>
          </table:table-cell>
          <table:table-cell office:value-type="float" office:value="0">
            <text:p>0</text:p>
          </table:table-cell>
          <table:table-cell office:value-type="float" office:value="-17.3324107340725">
            <text:p>-17.332410734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84">
            <text:p>884</text:p>
          </table:table-cell>
          <table:table-cell office:value-type="float" office:value="1236">
            <text:p>1236</text:p>
          </table:table-cell>
          <table:table-cell office:value-type="float" office:value="1798">
            <text:p>1798</text:p>
          </table:table-cell>
          <table:table-cell office:value-type="float" office:value="14184">
            <text:p>14184</text:p>
          </table:table-cell>
          <table:table-cell office:value-type="float" office:value="27182">
            <text:p>27182</text:p>
          </table:table-cell>
          <table:table-cell office:value-type="float" office:value="48679">
            <text:p>48679</text:p>
          </table:table-cell>
          <table:table-cell office:value-type="float" office:value="-105.75">
            <text:p>-105.75</text:p>
          </table:table-cell>
          <table:table-cell office:value-type="float" office:value="-1713.125">
            <text:p>-1713.125</text:p>
          </table:table-cell>
          <table:table-cell office:value-type="float" office:value="-2500.125">
            <text:p>-2500.125</text:p>
          </table:table-cell>
          <table:table-cell office:value-type="float" office:value="-0.00745558375634518">
            <text:p>-0.0074555838</text:p>
          </table:table-cell>
          <table:table-cell office:value-type="float" office:value="-0.0630242439849901">
            <text:p>-0.063024244</text:p>
          </table:table-cell>
          <table:table-cell office:value-type="float" office:value="-0.051359415764498">
            <text:p>-0.0513594158</text:p>
          </table:table-cell>
          <table:table-cell office:value-type="float" office:value="0.974014404881922">
            <text:p>0.9740144049</text:p>
          </table:table-cell>
          <table:table-cell office:value-type="float" office:value="0.787200374499099">
            <text:p>0.7872003745</text:p>
          </table:table-cell>
          <table:table-cell office:value-type="float" office:value="0.825412112416091">
            <text:p>0.8254121124</text:p>
          </table:table-cell>
          <table:table-cell office:value-type="float" office:value="0">
            <text:p>0</text:p>
          </table:table-cell>
          <table:table-cell office:value-type="float" office:value="-10.6477703270911">
            <text:p>-10.6477703271</text:p>
          </table:table-cell>
          <table:table-cell office:value-type="float" office:value="-13.1463908595367">
            <text:p>-13.146390859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15462">
            <text:p>15462</text:p>
          </table:table-cell>
          <table:table-cell office:value-type="float" office:value="26619">
            <text:p>26619</text:p>
          </table:table-cell>
          <table:table-cell office:value-type="float" office:value="46782">
            <text:p>46782</text:p>
          </table:table-cell>
          <table:table-cell office:value-type="float" office:value="-1375">
            <text:p>-1375</text:p>
          </table:table-cell>
          <table:table-cell office:value-type="float" office:value="-1807.25">
            <text:p>-1807.25</text:p>
          </table:table-cell>
          <table:table-cell office:value-type="float" office:value="-2874">
            <text:p>-2874</text:p>
          </table:table-cell>
          <table:table-cell office:value-type="float" office:value="-0.0889276937006856">
            <text:p>-0.0889276937</text:p>
          </table:table-cell>
          <table:table-cell office:value-type="float" office:value="-0.0678932341560539">
            <text:p>-0.0678932342</text:p>
          </table:table-cell>
          <table:table-cell office:value-type="float" office:value="-0.0614338848274978">
            <text:p>-0.0614338848</text:p>
          </table:table-cell>
          <table:table-cell office:value-type="float" office:value="0.704253016073169">
            <text:p>0.7042530161</text:p>
          </table:table-cell>
          <table:table-cell office:value-type="float" office:value="0.771408283292382">
            <text:p>0.7714082833</text:p>
          </table:table-cell>
          <table:table-cell office:value-type="float" office:value="0.792378682625554">
            <text:p>0.7923786826</text:p>
          </table:table-cell>
          <table:table-cell office:value-type="float" office:value="-7.44255067214641">
            <text:p>-7.4425506721</text:p>
          </table:table-cell>
          <table:table-cell office:value-type="float" office:value="-9.85873607946822">
            <text:p>-9.8587360795</text:p>
          </table:table-cell>
          <table:table-cell office:value-type="float" office:value="-10.9325797928078">
            <text:p>-10.9325797928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32">
            <text:p>1032</text:p>
          </table:table-cell>
          <table:table-cell office:value-type="float" office:value="1400">
            <text:p>1400</text:p>
          </table:table-cell>
          <table:table-cell office:value-type="float" office:value="1995">
            <text:p>1995</text:p>
          </table:table-cell>
          <table:table-cell office:value-type="float" office:value="12600">
            <text:p>12600</text:p>
          </table:table-cell>
          <table:table-cell office:value-type="float" office:value="23583">
            <text:p>23583</text:p>
          </table:table-cell>
          <table:table-cell office:value-type="float" office:value="39406">
            <text:p>39406</text:p>
          </table:table-cell>
          <table:table-cell office:value-type="float" office:value="-674.75">
            <text:p>-674.75</text:p>
          </table:table-cell>
          <table:table-cell office:value-type="float" office:value="-1244.375">
            <text:p>-1244.375</text:p>
          </table:table-cell>
          <table:table-cell office:value-type="float" office:value="-2993.5">
            <text:p>-2993.5</text:p>
          </table:table-cell>
          <table:table-cell office:value-type="float" office:value="-0.0535515873015873">
            <text:p>-0.0535515873</text:p>
          </table:table-cell>
          <table:table-cell office:value-type="float" office:value="-0.0527657634736887">
            <text:p>-0.0527657635</text:p>
          </table:table-cell>
          <table:table-cell office:value-type="float" office:value="-0.0759655889965995">
            <text:p>-0.075965589</text:p>
          </table:table-cell>
          <table:table-cell office:value-type="float" office:value="0.818190278549383">
            <text:p>0.8181902785</text:p>
          </table:table-cell>
          <table:table-cell office:value-type="float" office:value="0.820776910400214">
            <text:p>0.8207769104</text:p>
          </table:table-cell>
          <table:table-cell office:value-type="float" office:value="0.745431149106638">
            <text:p>0.7454311491</text:p>
          </table:table-cell>
          <table:table-cell office:value-type="float" office:value="-12.593788678339">
            <text:p>-12.5937886783</text:p>
          </table:table-cell>
          <table:table-cell office:value-type="float" office:value="-12.7866006772716">
            <text:p>-12.7866006773</text:p>
          </table:table-cell>
          <table:table-cell office:value-type="float" office:value="-8.77335231268385">
            <text:p>-8.7733523127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978">
            <text:p>978</text:p>
          </table:table-cell>
          <table:table-cell office:value-type="float" office:value="12492">
            <text:p>12492</text:p>
          </table:table-cell>
          <table:table-cell office:value-type="float" office:value="22902">
            <text:p>22902</text:p>
          </table:table-cell>
          <table:table-cell office:value-type="float" office:value="35705">
            <text:p>35705</text:p>
          </table:table-cell>
          <table:table-cell office:value-type="float" office:value="-278.75">
            <text:p>-278.75</text:p>
          </table:table-cell>
          <table:table-cell office:value-type="float" office:value="61.875">
            <text:p>61.875</text:p>
          </table:table-cell>
          <table:table-cell office:value-type="float" office:value="-1076.5">
            <text:p>-1076.5</text:p>
          </table:table-cell>
          <table:table-cell office:value-type="float" office:value="-0.0223142811399296">
            <text:p>-0.0223142811</text:p>
          </table:table-cell>
          <table:table-cell office:value-type="float" office:value="0.00270172910662824">
            <text:p>0.0027017291</text:p>
          </table:table-cell>
          <table:table-cell office:value-type="float" office:value="-0.0301498389581291">
            <text:p>-0.030149839</text:p>
          </table:table-cell>
          <table:table-cell office:value-type="float" office:value="0.922875953210119">
            <text:p>0.9228759532</text:p>
          </table:table-cell>
          <table:table-cell office:value-type="float" office:value="1.00947035857992">
            <text:p>1.0094703586</text:p>
          </table:table-cell>
          <table:table-cell office:value-type="float" office:value="0.896257228713382">
            <text:p>0.8962572287</text:p>
          </table:table-cell>
          <table:table-cell office:value-type="float" office:value="-30.7150630947997">
            <text:p>-30.7150630948</text:p>
          </table:table-cell>
          <table:table-cell office:value-type="float" office:value="0">
            <text:p>0</text:p>
          </table:table-cell>
          <table:table-cell office:value-type="float" office:value="-22.6417371567807">
            <text:p>-22.6417371568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3">
            <text:p>3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13035">
            <text:p>13035</text:p>
          </table:table-cell>
          <table:table-cell office:value-type="float" office:value="21373">
            <text:p>21373</text:p>
          </table:table-cell>
          <table:table-cell office:value-type="float" office:value="33031">
            <text:p>33031</text:p>
          </table:table-cell>
          <table:table-cell office:value-type="float" office:value="-1943.75">
            <text:p>-1943.75</text:p>
          </table:table-cell>
          <table:table-cell office:value-type="float" office:value="-1888">
            <text:p>-1888</text:p>
          </table:table-cell>
          <table:table-cell office:value-type="float" office:value="-38.25">
            <text:p>-38.25</text:p>
          </table:table-cell>
          <table:table-cell office:value-type="float" office:value="-0.149117759877254">
            <text:p>-0.1491177599</text:p>
          </table:table-cell>
          <table:table-cell office:value-type="float" office:value="-0.0883357507135171">
            <text:p>-0.0883357507</text:p>
          </table:table-cell>
          <table:table-cell office:value-type="float" office:value="-0.00115800308800823">
            <text:p>-0.0011580031</text:p>
          </table:table-cell>
          <table:table-cell office:value-type="float" office:value="0.521670608798801">
            <text:p>0.5216706088</text:p>
          </table:table-cell>
          <table:table-cell office:value-type="float" office:value="0.706119154016767">
            <text:p>0.706119154</text:p>
          </table:table-cell>
          <table:table-cell office:value-type="float" office:value="0.995949617495429">
            <text:p>0.9959496175</text:p>
          </table:table-cell>
          <table:table-cell office:value-type="float" office:value="-4.29242369257074">
            <text:p>-4.2924236926</text:p>
          </table:table-cell>
          <table:table-cell office:value-type="float" office:value="-7.49481959009171">
            <text:p>-7.49481959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3">
            <text:p>3</text:p>
          </table:table-cell>
          <table:table-cell office:value-type="float" office:value="880">
            <text:p>880</text:p>
          </table:table-cell>
          <table:table-cell office:value-type="float" office:value="1277">
            <text:p>1277</text:p>
          </table:table-cell>
          <table:table-cell office:value-type="float" office:value="880">
            <text:p>880</text:p>
          </table:table-cell>
          <table:table-cell office:value-type="float" office:value="10995">
            <text:p>10995</text:p>
          </table:table-cell>
          <table:table-cell office:value-type="float" office:value="20376">
            <text:p>20376</text:p>
          </table:table-cell>
          <table:table-cell office:value-type="float" office:value="32967">
            <text:p>32967</text:p>
          </table:table-cell>
          <table:table-cell office:value-type="float" office:value="-1878.125">
            <text:p>-1878.125</text:p>
          </table:table-cell>
          <table:table-cell office:value-type="float" office:value="-542.25">
            <text:p>-542.25</text:p>
          </table:table-cell>
          <table:table-cell office:value-type="float" office:value="-2017.375">
            <text:p>-2017.375</text:p>
          </table:table-cell>
          <table:table-cell office:value-type="float" office:value="-0.170816280127331">
            <text:p>-0.1708162801</text:p>
          </table:table-cell>
          <table:table-cell office:value-type="float" office:value="-0.0266121908127208">
            <text:p>-0.0266121908</text:p>
          </table:table-cell>
          <table:table-cell office:value-type="float" office:value="-0.0611937695271029">
            <text:p>-0.0611937695</text:p>
          </table:table-cell>
          <table:table-cell office:value-type="float" office:value="0.459332294605159">
            <text:p>0.4593322946</text:p>
          </table:table-cell>
          <table:table-cell office:value-type="float" office:value="0.908245421207188">
            <text:p>0.9082454212</text:p>
          </table:table-cell>
          <table:table-cell office:value-type="float" office:value="0.793161374415855">
            <text:p>0.7931613744</text:p>
          </table:table-cell>
          <table:table-cell office:value-type="float" office:value="-3.70046505775598">
            <text:p>-3.7004650578</text:p>
          </table:table-cell>
          <table:table-cell office:value-type="float" office:value="-25.6980960885671">
            <text:p>-25.6980960886</text:p>
          </table:table-cell>
          <table:table-cell office:value-type="float" office:value="-10.9768666640971">
            <text:p>-10.9768666641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3">
            <text:p>3</text:p>
          </table:table-cell>
          <table:table-cell office:value-type="float" office:value="782">
            <text:p>782</text:p>
          </table:table-cell>
          <table:table-cell office:value-type="float" office:value="1186">
            <text:p>1186</text:p>
          </table:table-cell>
          <table:table-cell office:value-type="float" office:value="782">
            <text:p>782</text:p>
          </table:table-cell>
          <table:table-cell office:value-type="float" office:value="9045">
            <text:p>9045</text:p>
          </table:table-cell>
          <table:table-cell office:value-type="float" office:value="19670">
            <text:p>19670</text:p>
          </table:table-cell>
          <table:table-cell office:value-type="float" office:value="36889">
            <text:p>36889</text:p>
          </table:table-cell>
          <table:table-cell office:value-type="float" office:value="-1492">
            <text:p>-1492</text:p>
          </table:table-cell>
          <table:table-cell office:value-type="float" office:value="-222.25">
            <text:p>-222.25</text:p>
          </table:table-cell>
          <table:table-cell office:value-type="float" office:value="-1791.875">
            <text:p>-1791.875</text:p>
          </table:table-cell>
          <table:table-cell office:value-type="float" office:value="-0.164953012714207">
            <text:p>-0.1649530127</text:p>
          </table:table-cell>
          <table:table-cell office:value-type="float" office:value="-0.0112989323843416">
            <text:p>-0.0112989324</text:p>
          </table:table-cell>
          <table:table-cell office:value-type="float" office:value="-0.0485747783892217">
            <text:p>-0.0485747784</text:p>
          </table:table-cell>
          <table:table-cell office:value-type="float" office:value="0.475995068451123">
            <text:p>0.4759950685</text:p>
          </table:table-cell>
          <table:table-cell office:value-type="float" office:value="0.960703961765935">
            <text:p>0.9607039618</text:p>
          </table:table-cell>
          <table:table-cell office:value-type="float" office:value="0.834612913465025">
            <text:p>0.8346129135</text:p>
          </table:table-cell>
          <table:table-cell office:value-type="float" office:value="-3.84510803647089">
            <text:p>-3.8451080365</text:p>
          </table:table-cell>
          <table:table-cell office:value-type="float" office:value="0">
            <text:p>0</text:p>
          </table:table-cell>
          <table:table-cell office:value-type="float" office:value="-13.9202434148645">
            <text:p>-13.9202434149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3">
            <text:p>3</text:p>
          </table:table-cell>
          <table:table-cell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909">
            <text:p>909</text:p>
          </table:table-cell>
          <table:table-cell office:value-type="float" office:value="9180">
            <text:p>9180</text:p>
          </table:table-cell>
          <table:table-cell office:value-type="float" office:value="20010">
            <text:p>20010</text:p>
          </table:table-cell>
          <table:table-cell office:value-type="float" office:value="35705">
            <text:p>35705</text:p>
          </table:table-cell>
          <table:table-cell office:value-type="float" office:value="-1033.5">
            <text:p>-1033.5</text:p>
          </table:table-cell>
          <table:table-cell office:value-type="float" office:value="-203.75">
            <text:p>-203.75</text:p>
          </table:table-cell>
          <table:table-cell office:value-type="float" office:value="-1076.5">
            <text:p>-1076.5</text:p>
          </table:table-cell>
          <table:table-cell office:value-type="float" office:value="-0.112581699346405">
            <text:p>-0.1125816993</text:p>
          </table:table-cell>
          <table:table-cell office:value-type="float" office:value="-0.0101824087956022">
            <text:p>-0.0101824088</text:p>
          </table:table-cell>
          <table:table-cell office:value-type="float" office:value="-0.0301498389581291">
            <text:p>-0.030149839</text:p>
          </table:table-cell>
          <table:table-cell office:value-type="float" office:value="0.630806344781922">
            <text:p>0.6308063448</text:p>
          </table:table-cell>
          <table:table-cell office:value-type="float" office:value="0.964564784855199">
            <text:p>0.9645647849</text:p>
          </table:table-cell>
          <table:table-cell office:value-type="float" office:value="0.896257228713382">
            <text:p>0.8962572287</text:p>
          </table:table-cell>
          <table:table-cell office:value-type="float" office:value="-5.8033660683654">
            <text:p>-5.8033660684</text:p>
          </table:table-cell>
          <table:table-cell office:value-type="float" office:value="0">
            <text:p>0</text:p>
          </table:table-cell>
          <table:table-cell office:value-type="float" office:value="-22.6417371567807">
            <text:p>-22.6417371568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88">
            <text:p>988</text:p>
          </table:table-cell>
          <table:table-cell office:value-type="float" office:value="2055">
            <text:p>2055</text:p>
          </table:table-cell>
          <table:table-cell office:value-type="float" office:value="10950">
            <text:p>10950</text:p>
          </table:table-cell>
          <table:table-cell office:value-type="float" office:value="20493">
            <text:p>20493</text:p>
          </table:table-cell>
          <table:table-cell office:value-type="float" office:value="33082">
            <text:p>33082</text:p>
          </table:table-cell>
          <table:table-cell office:value-type="float" office:value="-688.125">
            <text:p>-688.125</text:p>
          </table:table-cell>
          <table:table-cell office:value-type="float" office:value="-362.25">
            <text:p>-362.25</text:p>
          </table:table-cell>
          <table:table-cell office:value-type="float" office:value="-414.375">
            <text:p>-414.375</text:p>
          </table:table-cell>
          <table:table-cell office:value-type="float" office:value="-0.0628424657534247">
            <text:p>-0.0628424658</text:p>
          </table:table-cell>
          <table:table-cell office:value-type="float" office:value="-0.0176767676767677">
            <text:p>-0.0176767677</text:p>
          </table:table-cell>
          <table:table-cell office:value-type="float" office:value="-0.0125256937307297">
            <text:p>-0.0125256937</text:p>
          </table:table-cell>
          <table:table-cell office:value-type="float" office:value="0.787791753846876">
            <text:p>0.7877917538</text:p>
          </table:table-cell>
          <table:table-cell office:value-type="float" office:value="0.93874375063769">
            <text:p>0.9387437506</text:p>
          </table:table-cell>
          <table:table-cell office:value-type="float" office:value="0.956467582229181">
            <text:p>0.9564675822</text:p>
          </table:table-cell>
          <table:table-cell office:value-type="float" office:value="-10.6795946651728">
            <text:p>-10.67959466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950">
            <text:p>950</text:p>
          </table:table-cell>
          <table:table-cell office:value-type="float" office:value="10380">
            <text:p>10380</text:p>
          </table:table-cell>
          <table:table-cell office:value-type="float" office:value="20068">
            <text:p>20068</text:p>
          </table:table-cell>
          <table:table-cell office:value-type="float" office:value="35892">
            <text:p>35892</text:p>
          </table:table-cell>
          <table:table-cell office:value-type="float" office:value="-675">
            <text:p>-675</text:p>
          </table:table-cell>
          <table:table-cell office:value-type="float" office:value="-1305">
            <text:p>-1305</text:p>
          </table:table-cell>
          <table:table-cell office:value-type="float" office:value="-436.5">
            <text:p>-436.5</text:p>
          </table:table-cell>
          <table:table-cell table:number-columns-repeated="2" office:value-type="float" office:value="-0.065028901734104">
            <text:p>-0.0650289017</text:p>
          </table:table-cell>
          <table:table-cell office:value-type="float" office:value="-0.0121614844533601">
            <text:p>-0.0121614845</text:p>
          </table:table-cell>
          <table:table-cell table:number-columns-repeated="2" office:value-type="float" office:value="0.780687209729694">
            <text:p>0.7806872097</text:p>
          </table:table-cell>
          <table:table-cell office:value-type="float" office:value="0.957724691753294">
            <text:p>0.9577246918</text:p>
          </table:table-cell>
          <table:table-cell table:number-columns-repeated="2" office:value-type="float" office:value="-10.3086060971696">
            <text:p>-10.3086060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3">
            <text:p>3</text:p>
          </table:table-cell>
          <table:table-cell office:value-type="float" office:value="916">
            <text:p>916</text:p>
          </table:table-cell>
          <table:table-cell office:value-type="float" office:value="1336">
            <text:p>1336</text:p>
          </table:table-cell>
          <table:table-cell office:value-type="float" office:value="916">
            <text:p>916</text:p>
          </table:table-cell>
          <table:table-cell office:value-type="float" office:value="10020">
            <text:p>10020</text:p>
          </table:table-cell>
          <table:table-cell office:value-type="float" office:value="18594">
            <text:p>18594</text:p>
          </table:table-cell>
          <table:table-cell office:value-type="float" office:value="34740">
            <text:p>34740</text:p>
          </table:table-cell>
          <table:table-cell office:value-type="float" office:value="-11.25">
            <text:p>-11.25</text:p>
          </table:table-cell>
          <table:table-cell office:value-type="float" office:value="-155.25">
            <text:p>-155.25</text:p>
          </table:table-cell>
          <table:table-cell office:value-type="float" office:value="-369">
            <text:p>-369</text:p>
          </table:table-cell>
          <table:table-cell office:value-type="float" office:value="-0.00112275449101796">
            <text:p>-0.0011227545</text:p>
          </table:table-cell>
          <table:table-cell office:value-type="float" office:value="-0.00834946757018393">
            <text:p>-0.0083494676</text:p>
          </table:table-cell>
          <table:table-cell office:value-type="float" office:value="-0.0106217616580311">
            <text:p>-0.0106217617</text:p>
          </table:table-cell>
          <table:table-cell office:value-type="float" office:value="0.996072830013625">
            <text:p>0.99607283</text:p>
          </table:table-cell>
          <table:table-cell office:value-type="float" office:value="0.970913502177419">
            <text:p>0.9709135022</text:p>
          </table:table-cell>
          <table:table-cell office:value-type="float" office:value="0.963044964965502">
            <text:p>0.9630449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3" office:value-type="float" office:value="3">
            <text:p>3</text:p>
          </table:table-cell>
          <table:table-cell office:value-type="float" office:value="859">
            <text:p>859</text:p>
          </table:table-cell>
          <table:table-cell office:value-type="float" office:value="1283">
            <text:p>1283</text:p>
          </table:table-cell>
          <table:table-cell office:value-type="float" office:value="1943">
            <text:p>1943</text:p>
          </table:table-cell>
          <table:table-cell office:value-type="float" office:value="10020">
            <text:p>10020</text:p>
          </table:table-cell>
          <table:table-cell office:value-type="float" office:value="17946">
            <text:p>17946</text:p>
          </table:table-cell>
          <table:table-cell office:value-type="float" office:value="32215">
            <text:p>32215</text:p>
          </table:table-cell>
          <table:table-cell office:value-type="float" office:value="-30">
            <text:p>-30</text:p>
          </table:table-cell>
          <table:table-cell office:value-type="float" office:value="-767.25">
            <text:p>-767.25</text:p>
          </table:table-cell>
          <table:table-cell office:value-type="float" office:value="-303.875">
            <text:p>-303.875</text:p>
          </table:table-cell>
          <table:table-cell office:value-type="float" office:value="-0.0029940119760479">
            <text:p>-0.002994012</text:p>
          </table:table-cell>
          <table:table-cell office:value-type="float" office:value="-0.042753259779338">
            <text:p>-0.0427532598</text:p>
          </table:table-cell>
          <table:table-cell office:value-type="float" office:value="-0.00943271767810026">
            <text:p>-0.0094327177</text:p>
          </table:table-cell>
          <table:table-cell office:value-type="float" office:value="0.989538527734949">
            <text:p>0.9895385277</text:p>
          </table:table-cell>
          <table:table-cell office:value-type="float" office:value="0.853946159566966">
            <text:p>0.8539461596</text:p>
          </table:table-cell>
          <table:table-cell office:value-type="float" office:value="0.967159881405727">
            <text:p>0.9671598814</text:p>
          </table:table-cell>
          <table:table-cell office:value-type="float" office:value="0">
            <text:p>0</text:p>
          </table:table-cell>
          <table:table-cell office:value-type="float" office:value="-15.8636355003808">
            <text:p>-15.8636355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3" office:value-type="float" office:value="3">
            <text:p>3</text:p>
          </table:table-cell>
          <table:table-cell office:value-type="float" office:value="700">
            <text:p>700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7530">
            <text:p>7530</text:p>
          </table:table-cell>
          <table:table-cell office:value-type="float" office:value="17090">
            <text:p>17090</text:p>
          </table:table-cell>
          <table:table-cell office:value-type="float" office:value="29716">
            <text:p>29716</text:p>
          </table:table-cell>
          <table:table-cell office:value-type="float" office:value="-281">
            <text:p>-281</text:p>
          </table:table-cell>
          <table:table-cell office:value-type="float" office:value="-621.25">
            <text:p>-621.25</text:p>
          </table:table-cell>
          <table:table-cell office:value-type="float" office:value="-614.125">
            <text:p>-614.125</text:p>
          </table:table-cell>
          <table:table-cell office:value-type="float" office:value="-0.0373173970783533">
            <text:p>-0.0373173971</text:p>
          </table:table-cell>
          <table:table-cell office:value-type="float" office:value="-0.0363516676418958">
            <text:p>-0.0363516676</text:p>
          </table:table-cell>
          <table:table-cell office:value-type="float" office:value="-0.02066647597254">
            <text:p>-0.020666476</text:p>
          </table:table-cell>
          <table:table-cell office:value-type="float" office:value="0.872118582950182">
            <text:p>0.872118583</text:p>
          </table:table-cell>
          <table:table-cell office:value-type="float" office:value="0.875359192984444">
            <text:p>0.875359193</text:p>
          </table:table-cell>
          <table:table-cell office:value-type="float" office:value="0.928504456425192">
            <text:p>0.9285044564</text:p>
          </table:table-cell>
          <table:table-cell office:value-type="float" office:value="-18.2256007425632">
            <text:p>-18.2256007426</text:p>
          </table:table-cell>
          <table:table-cell office:value-type="float" office:value="-18.719111034175">
            <text:p>-18.7191110342</text:p>
          </table:table-cell>
          <table:table-cell office:value-type="float" office:value="-33.1919093479296">
            <text:p>-33.191909347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94">
            <text:p>694</text:p>
          </table:table-cell>
          <table:table-cell office:value-type="float" office:value="1766">
            <text:p>1766</text:p>
          </table:table-cell>
          <table:table-cell office:value-type="float" office:value="5595">
            <text:p>5595</text:p>
          </table:table-cell>
          <table:table-cell office:value-type="float" office:value="15224">
            <text:p>15224</text:p>
          </table:table-cell>
          <table:table-cell office:value-type="float" office:value="27302">
            <text:p>27302</text:p>
          </table:table-cell>
          <table:table-cell office:value-type="float" office:value="-403.75">
            <text:p>-403.75</text:p>
          </table:table-cell>
          <table:table-cell office:value-type="float" office:value="-990">
            <text:p>-990</text:p>
          </table:table-cell>
          <table:table-cell office:value-type="float" office:value="-909.5">
            <text:p>-909.5</text:p>
          </table:table-cell>
          <table:table-cell office:value-type="float" office:value="-0.0721626452189455">
            <text:p>-0.0721626452</text:p>
          </table:table-cell>
          <table:table-cell office:value-type="float" office:value="-0.065028901734104">
            <text:p>-0.0650289017</text:p>
          </table:table-cell>
          <table:table-cell office:value-type="float" office:value="-0.0333125778331258">
            <text:p>-0.0333125778</text:p>
          </table:table-cell>
          <table:table-cell office:value-type="float" office:value="0.757637338569082">
            <text:p>0.7576373386</text:p>
          </table:table-cell>
          <table:table-cell office:value-type="float" office:value="0.780687209729694">
            <text:p>0.7806872097</text:p>
          </table:table-cell>
          <table:table-cell office:value-type="float" office:value="0.88558104415416">
            <text:p>0.8855810442</text:p>
          </table:table-cell>
          <table:table-cell office:value-type="float" office:value="-9.25444655702619">
            <text:p>-9.254446557</text:p>
          </table:table-cell>
          <table:table-cell office:value-type="float" office:value="-10.3086060971696">
            <text:p>-10.3086060972</text:p>
          </table:table-cell>
          <table:table-cell office:value-type="float" office:value="-20.4588408958219">
            <text:p>-20.458840895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3" office:value-type="float" office:value="3">
            <text:p>3</text:p>
          </table:table-cell>
          <table:table-cell office:value-type="float" office:value="788">
            <text:p>788</text:p>
          </table:table-cell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8955">
            <text:p>8955</text:p>
          </table:table-cell>
          <table:table-cell office:value-type="float" office:value="16686">
            <text:p>16686</text:p>
          </table:table-cell>
          <table:table-cell office:value-type="float" office:value="27251">
            <text:p>27251</text:p>
          </table:table-cell>
          <table:table-cell office:value-type="float" office:value="-431.25">
            <text:p>-431.25</text:p>
          </table:table-cell>
          <table:table-cell office:value-type="float" office:value="-715.625">
            <text:p>-715.625</text:p>
          </table:table-cell>
          <table:table-cell office:value-type="float" office:value="-871.25">
            <text:p>-871.25</text:p>
          </table:table-cell>
          <table:table-cell office:value-type="float" office:value="-0.0481574539363484">
            <text:p>-0.0481574539</text:p>
          </table:table-cell>
          <table:table-cell office:value-type="float" office:value="-0.0428877502097567">
            <text:p>-0.0428877502</text:p>
          </table:table-cell>
          <table:table-cell office:value-type="float" office:value="-0.0319713038053649">
            <text:p>-0.0319713038</text:p>
          </table:table-cell>
          <table:table-cell office:value-type="float" office:value="0.835994426347258">
            <text:p>0.8359944263</text:p>
          </table:table-cell>
          <table:table-cell office:value-type="float" office:value="0.853498018137238">
            <text:p>0.8534980181</text:p>
          </table:table-cell>
          <table:table-cell office:value-type="float" office:value="0.890103878644572">
            <text:p>0.8901038786</text:p>
          </table:table-cell>
          <table:table-cell office:value-type="float" office:value="-14.0439275197807">
            <text:p>-14.0439275198</text:p>
          </table:table-cell>
          <table:table-cell office:value-type="float" office:value="-15.8127863544954">
            <text:p>-15.8127863545</text:p>
          </table:table-cell>
          <table:table-cell office:value-type="float" office:value="-21.3318408674665">
            <text:p>-21.331840867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3">
            <text:p>3</text:p>
          </table:table-cell>
          <table:table-cell office:value-type="float" office:value="891">
            <text:p>891</text:p>
          </table:table-cell>
          <table:table-cell table:number-columns-repeated="2" office:value-type="float" office:value="1946">
            <text:p>1946</text:p>
          </table:table-cell>
          <table:table-cell office:value-type="float" office:value="8940">
            <text:p>8940</text:p>
          </table:table-cell>
          <table:table-cell office:value-type="float" office:value="16824">
            <text:p>16824</text:p>
          </table:table-cell>
          <table:table-cell office:value-type="float" office:value="29053">
            <text:p>29053</text:p>
          </table:table-cell>
          <table:table-cell office:value-type="float" office:value="-383.75">
            <text:p>-383.75</text:p>
          </table:table-cell>
          <table:table-cell office:value-type="float" office:value="-580.75">
            <text:p>-580.75</text:p>
          </table:table-cell>
          <table:table-cell office:value-type="float" office:value="-1056.125">
            <text:p>-1056.125</text:p>
          </table:table-cell>
          <table:table-cell office:value-type="float" office:value="-0.0429250559284116">
            <text:p>-0.0429250559</text:p>
          </table:table-cell>
          <table:table-cell office:value-type="float" office:value="-0.0345191393247741">
            <text:p>-0.0345191393</text:p>
          </table:table-cell>
          <table:table-cell office:value-type="float" office:value="-0.0363516676418958">
            <text:p>-0.0363516676</text:p>
          </table:table-cell>
          <table:table-cell office:value-type="float" office:value="0.853373722686416">
            <text:p>0.8533737227</text:p>
          </table:table-cell>
          <table:table-cell office:value-type="float" office:value="0.881518491483548">
            <text:p>0.8815184915</text:p>
          </table:table-cell>
          <table:table-cell office:value-type="float" office:value="0.875359192984444">
            <text:p>0.875359193</text:p>
          </table:table-cell>
          <table:table-cell office:value-type="float" office:value="-15.7987379715126">
            <text:p>-15.7987379715</text:p>
          </table:table-cell>
          <table:table-cell office:value-type="float" office:value="-19.731480257947">
            <text:p>-19.7314802579</text:p>
          </table:table-cell>
          <table:table-cell office:value-type="float" office:value="-18.719111034175">
            <text:p>-18.719111034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97">
            <text:p>997</text:p>
          </table:table-cell>
          <table:table-cell office:value-type="float" office:value="2042">
            <text:p>2042</text:p>
          </table:table-cell>
          <table:table-cell office:value-type="float" office:value="8702">
            <text:p>8702</text:p>
          </table:table-cell>
          <table:table-cell office:value-type="float" office:value="15916">
            <text:p>15916</text:p>
          </table:table-cell>
          <table:table-cell office:value-type="float" office:value="28169">
            <text:p>28169</text:p>
          </table:table-cell>
          <table:table-cell office:value-type="float" office:value="-85.625">
            <text:p>-85.625</text:p>
          </table:table-cell>
          <table:table-cell office:value-type="float" office:value="-1035">
            <text:p>-1035</text:p>
          </table:table-cell>
          <table:table-cell office:value-type="float" office:value="-1085.875">
            <text:p>-1085.875</text:p>
          </table:table-cell>
          <table:table-cell office:value-type="float" office:value="-0.00983969202482188">
            <text:p>-0.009839692</text:p>
          </table:table-cell>
          <table:table-cell office:value-type="float" office:value="-0.065028901734104">
            <text:p>-0.0650289017</text:p>
          </table:table-cell>
          <table:table-cell office:value-type="float" office:value="-0.0385485817742909">
            <text:p>-0.0385485818</text:p>
          </table:table-cell>
          <table:table-cell office:value-type="float" office:value="0.965750844209844">
            <text:p>0.9657508442</text:p>
          </table:table-cell>
          <table:table-cell office:value-type="float" office:value="0.780687209729694">
            <text:p>0.7806872097</text:p>
          </table:table-cell>
          <table:table-cell office:value-type="float" office:value="0.867992510377328">
            <text:p>0.8679925104</text:p>
          </table:table-cell>
          <table:table-cell office:value-type="float" office:value="0">
            <text:p>0</text:p>
          </table:table-cell>
          <table:table-cell office:value-type="float" office:value="-10.3086060971696">
            <text:p>-10.3086060972</text:p>
          </table:table-cell>
          <table:table-cell office:value-type="float" office:value="-17.6322888841202">
            <text:p>-17.632288884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65">
            <text:p>965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6714">
            <text:p>6714</text:p>
          </table:table-cell>
          <table:table-cell office:value-type="float" office:value="13624">
            <text:p>13624</text:p>
          </table:table-cell>
          <table:table-cell office:value-type="float" office:value="27438">
            <text:p>27438</text:p>
          </table:table-cell>
          <table:table-cell office:value-type="float" office:value="-379.125">
            <text:p>-379.125</text:p>
          </table:table-cell>
          <table:table-cell office:value-type="float" office:value="16.875">
            <text:p>16.875</text:p>
          </table:table-cell>
          <table:table-cell office:value-type="float" office:value="-374">
            <text:p>-374</text:p>
          </table:table-cell>
          <table:table-cell office:value-type="float" office:value="-0.0564678284182306">
            <text:p>-0.0564678284</text:p>
          </table:table-cell>
          <table:table-cell office:value-type="float" office:value="0.00123862301820317">
            <text:p>0.001238623</text:p>
          </table:table-cell>
          <table:table-cell office:value-type="float" office:value="-0.0136307311028501">
            <text:p>-0.0136307311</text:p>
          </table:table-cell>
          <table:table-cell office:value-type="float" office:value="0.808612287202884">
            <text:p>0.8086122872</text:p>
          </table:table-cell>
          <table:table-cell office:value-type="float" office:value="1.00433818757019">
            <text:p>1.0043381876</text:p>
          </table:table-cell>
          <table:table-cell office:value-type="float" office:value="0.952656602927605">
            <text:p>0.9526566029</text:p>
          </table:table-cell>
          <table:table-cell office:value-type="float" office:value="-11.9251504049369">
            <text:p>-11.92515040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69">
            <text:p>869</text:p>
          </table:table-cell>
          <table:table-cell office:value-type="float" office:value="1271">
            <text:p>1271</text:p>
          </table:table-cell>
          <table:table-cell office:value-type="float" office:value="1895">
            <text:p>1895</text:p>
          </table:table-cell>
          <table:table-cell office:value-type="float" office:value="6570">
            <text:p>6570</text:p>
          </table:table-cell>
          <table:table-cell office:value-type="float" office:value="14832">
            <text:p>14832</text:p>
          </table:table-cell>
          <table:table-cell office:value-type="float" office:value="27047">
            <text:p>27047</text:p>
          </table:table-cell>
          <table:table-cell office:value-type="float" office:value="-170.375">
            <text:p>-170.375</text:p>
          </table:table-cell>
          <table:table-cell office:value-type="float" office:value="-266.875">
            <text:p>-266.875</text:p>
          </table:table-cell>
          <table:table-cell office:value-type="float" office:value="-427.125">
            <text:p>-427.125</text:p>
          </table:table-cell>
          <table:table-cell office:value-type="float" office:value="-0.0259322678843227">
            <text:p>-0.0259322679</text:p>
          </table:table-cell>
          <table:table-cell office:value-type="float" office:value="-0.017993190399137">
            <text:p>-0.0179931904</text:p>
          </table:table-cell>
          <table:table-cell office:value-type="float" office:value="-0.0157919547454431">
            <text:p>-0.0157919547</text:p>
          </table:table-cell>
          <table:table-cell office:value-type="float" office:value="0.910555128139414">
            <text:p>0.9105551281</text:p>
          </table:table-cell>
          <table:table-cell office:value-type="float" office:value="0.93765839320847">
            <text:p>0.9376583932</text:p>
          </table:table-cell>
          <table:table-cell office:value-type="float" office:value="0.945216954626926">
            <text:p>0.9452169546</text:p>
          </table:table-cell>
          <table:table-cell office:value-type="float" office:value="-26.3810472816343">
            <text:p>-26.38104728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33">
            <text:p>733</text:p>
          </table:table-cell>
          <table:table-cell table:number-columns-repeated="2" office:value-type="float" office:value="1748">
            <text:p>1748</text:p>
          </table:table-cell>
          <table:table-cell office:value-type="float" office:value="6950">
            <text:p>6950</text:p>
          </table:table-cell>
          <table:table-cell office:value-type="float" office:value="13980">
            <text:p>13980</text:p>
          </table:table-cell>
          <table:table-cell office:value-type="float" office:value="23766">
            <text:p>23766</text:p>
          </table:table-cell>
          <table:table-cell office:value-type="float" office:value="-373.375">
            <text:p>-373.375</text:p>
          </table:table-cell>
          <table:table-cell office:value-type="float" office:value="-283.875">
            <text:p>-283.875</text:p>
          </table:table-cell>
          <table:table-cell office:value-type="float" office:value="-482.625">
            <text:p>-482.625</text:p>
          </table:table-cell>
          <table:table-cell office:value-type="float" office:value="-0.0537230215827338">
            <text:p>-0.0537230216</text:p>
          </table:table-cell>
          <table:table-cell office:value-type="float" office:value="-0.0203057939914163">
            <text:p>-0.020305794</text:p>
          </table:table-cell>
          <table:table-cell office:value-type="float" office:value="-0.0203073718757889">
            <text:p>-0.0203073719</text:p>
          </table:table-cell>
          <table:table-cell office:value-type="float" office:value="0.81762630403447">
            <text:p>0.817626304</text:p>
          </table:table-cell>
          <table:table-cell office:value-type="float" office:value="0.929737878558502">
            <text:p>0.9297378786</text:p>
          </table:table-cell>
          <table:table-cell office:value-type="float" office:value="0.929732481565642">
            <text:p>0.9297324816</text:p>
          </table:table-cell>
          <table:table-cell office:value-type="float" office:value="-12.5524743835845">
            <text:p>-12.5524743836</text:p>
          </table:table-cell>
          <table:table-cell office:value-type="float" office:value="-33.7876798669435">
            <text:p>-33.7876798669</text:p>
          </table:table-cell>
          <table:table-cell office:value-type="float" office:value="-33.7850274476958">
            <text:p>-33.785027447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03">
            <text:p>603</text:p>
          </table:table-cell>
          <table:table-cell office:value-type="float" office:value="1606">
            <text:p>1606</text:p>
          </table:table-cell>
          <table:table-cell office:value-type="float" office:value="6714">
            <text:p>6714</text:p>
          </table:table-cell>
          <table:table-cell office:value-type="float" office:value="12777">
            <text:p>12777</text:p>
          </table:table-cell>
          <table:table-cell office:value-type="float" office:value="21029">
            <text:p>21029</text:p>
          </table:table-cell>
          <table:table-cell office:value-type="float" office:value="-254.125">
            <text:p>-254.125</text:p>
          </table:table-cell>
          <table:table-cell office:value-type="float" office:value="-620.125">
            <text:p>-620.125</text:p>
          </table:table-cell>
          <table:table-cell office:value-type="float" office:value="-323.875">
            <text:p>-323.875</text:p>
          </table:table-cell>
          <table:table-cell office:value-type="float" office:value="-0.0378500148942508">
            <text:p>-0.0378500149</text:p>
          </table:table-cell>
          <table:table-cell office:value-type="float" office:value="-0.0485344760115833">
            <text:p>-0.048534476</text:p>
          </table:table-cell>
          <table:table-cell office:value-type="float" office:value="-0.0154013505159542">
            <text:p>-0.0154013505</text:p>
          </table:table-cell>
          <table:table-cell office:value-type="float" office:value="0.870332890180012">
            <text:p>0.8703328902</text:p>
          </table:table-cell>
          <table:table-cell office:value-type="float" office:value="0.834746300868428">
            <text:p>0.8347463009</text:p>
          </table:table-cell>
          <table:table-cell office:value-type="float" office:value="0.946560188325682">
            <text:p>0.9465601883</text:p>
          </table:table-cell>
          <table:table-cell office:value-type="float" office:value="-17.964193955128">
            <text:p>-17.9641939551</text:p>
          </table:table-cell>
          <table:table-cell office:value-type="float" office:value="-13.9320952230066">
            <text:p>-13.932095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12">
            <text:p>612</text:p>
          </table:table-cell>
          <table:table-cell office:value-type="float" office:value="997">
            <text:p>997</text:p>
          </table:table-cell>
          <table:table-cell office:value-type="float" office:value="1603">
            <text:p>1603</text:p>
          </table:table-cell>
          <table:table-cell office:value-type="float" office:value="7212">
            <text:p>7212</text:p>
          </table:table-cell>
          <table:table-cell office:value-type="float" office:value="14126">
            <text:p>14126</text:p>
          </table:table-cell>
          <table:table-cell office:value-type="float" office:value="24310">
            <text:p>24310</text:p>
          </table:table-cell>
          <table:table-cell office:value-type="float" office:value="-153.5">
            <text:p>-153.5</text:p>
          </table:table-cell>
          <table:table-cell office:value-type="float" office:value="-300.625">
            <text:p>-300.625</text:p>
          </table:table-cell>
          <table:table-cell office:value-type="float" office:value="-297.375">
            <text:p>-297.375</text:p>
          </table:table-cell>
          <table:table-cell office:value-type="float" office:value="-0.0212839711591791">
            <text:p>-0.0212839712</text:p>
          </table:table-cell>
          <table:table-cell office:value-type="float" office:value="-0.0212816791731559">
            <text:p>-0.0212816792</text:p>
          </table:table-cell>
          <table:table-cell office:value-type="float" office:value="-0.0122326203208556">
            <text:p>-0.0122326203</text:p>
          </table:table-cell>
          <table:table-cell office:value-type="float" office:value="0.92639399550235">
            <text:p>0.9263939955</text:p>
          </table:table-cell>
          <table:table-cell office:value-type="float" office:value="0.926401826236075">
            <text:p>0.9264018262</text:p>
          </table:table-cell>
          <table:table-cell office:value-type="float" office:value="0.957479117396837">
            <text:p>0.9574791174</text:p>
          </table:table-cell>
          <table:table-cell office:value-type="float" office:value="-32.2188121811851">
            <text:p>-32.2188121812</text:p>
          </table:table-cell>
          <table:table-cell office:value-type="float" office:value="-32.2223196645607">
            <text:p>-32.22231966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30">
            <text:p>730</text:p>
          </table:table-cell>
          <table:table-cell table:number-columns-repeated="2" office:value-type="float" office:value="1709">
            <text:p>1709</text:p>
          </table:table-cell>
          <table:table-cell office:value-type="float" office:value="7592">
            <text:p>7592</text:p>
          </table:table-cell>
          <table:table-cell office:value-type="float" office:value="14467">
            <text:p>14467</text:p>
          </table:table-cell>
          <table:table-cell office:value-type="float" office:value="23834">
            <text:p>23834</text:p>
          </table:table-cell>
          <table:table-cell office:value-type="float" office:value="-92.5714285714286">
            <text:p>-92.5714285714</text:p>
          </table:table-cell>
          <table:table-cell office:value-type="float" office:value="486.75">
            <text:p>486.75</text:p>
          </table:table-cell>
          <table:table-cell office:value-type="float" office:value="-284">
            <text:p>-284</text:p>
          </table:table-cell>
          <table:table-cell office:value-type="float" office:value="-0.0121932861658889">
            <text:p>-0.0121932862</text:p>
          </table:table-cell>
          <table:table-cell office:value-type="float" office:value="0.0336455381212414">
            <text:p>0.0336455381</text:p>
          </table:table-cell>
          <table:table-cell office:value-type="float" office:value="-0.0119157506083746">
            <text:p>-0.0119157506</text:p>
          </table:table-cell>
          <table:table-cell office:value-type="float" office:value="0.957614903825334">
            <text:p>0.9576149038</text:p>
          </table:table-cell>
          <table:table-cell office:value-type="float" office:value="1.11997814700586">
            <text:p>1.119978147</text:p>
          </table:table-cell>
          <table:table-cell office:value-type="float" office:value="0.958573163691308">
            <text:p>0.9585731637</text:p>
          </table:table-cell>
          <table:table-cell office:value-type="float" office:value="0">
            <text:p>0</text:p>
          </table:table-cell>
          <table:table-cell office:value-type="float" office:value="20.9461213523197">
            <text:p>20.9461213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92">
            <text:p>692</text:p>
          </table:table-cell>
          <table:table-cell office:value-type="float" office:value="1657">
            <text:p>1657</text:p>
          </table:table-cell>
          <table:table-cell office:value-type="float" office:value="5953">
            <text:p>5953</text:p>
          </table:table-cell>
          <table:table-cell office:value-type="float" office:value="13117">
            <text:p>13117</text:p>
          </table:table-cell>
          <table:table-cell office:value-type="float" office:value="25192">
            <text:p>25192</text:p>
          </table:table-cell>
          <table:table-cell office:value-type="float" office:value="-171.333333333333">
            <text:p>-171.3333333333</text:p>
          </table:table-cell>
          <table:table-cell office:value-type="float" office:value="354.4">
            <text:p>354.4</text:p>
          </table:table-cell>
          <table:table-cell office:value-type="float" office:value="215.5">
            <text:p>215.5</text:p>
          </table:table-cell>
          <table:table-cell office:value-type="float" office:value="-0.0287810067752954">
            <text:p>-0.0287810068</text:p>
          </table:table-cell>
          <table:table-cell office:value-type="float" office:value="0.027018373103606">
            <text:p>0.0270183731</text:p>
          </table:table-cell>
          <table:table-cell office:value-type="float" office:value="0.00855430295331851">
            <text:p>0.008554303</text:p>
          </table:table-cell>
          <table:table-cell office:value-type="float" office:value="0.900890035134425">
            <text:p>0.9008900351</text:p>
          </table:table-cell>
          <table:table-cell office:value-type="float" office:value="1.09599509113355">
            <text:p>1.0959950911</text:p>
          </table:table-cell>
          <table:table-cell office:value-type="float" office:value="1.03008348549069">
            <text:p>1.0300834855</text:p>
          </table:table-cell>
          <table:table-cell office:value-type="float" office:value="-23.735232770833">
            <text:p>-23.7352327708</text:p>
          </table:table-cell>
          <table:table-cell office:value-type="float" office:value="25.9996938557903">
            <text:p>25.9996938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68">
            <text:p>668</text:p>
          </table:table-cell>
          <table:table-cell office:value-type="float" office:value="1614">
            <text:p>1614</text:p>
          </table:table-cell>
          <table:table-cell office:value-type="float" office:value="6044">
            <text:p>6044</text:p>
          </table:table-cell>
          <table:table-cell office:value-type="float" office:value="13318">
            <text:p>13318</text:p>
          </table:table-cell>
          <table:table-cell office:value-type="float" office:value="25578">
            <text:p>25578</text:p>
          </table:table-cell>
          <table:table-cell office:value-type="float" office:value="-184.6">
            <text:p>-184.6</text:p>
          </table:table-cell>
          <table:table-cell office:value-type="float" office:value="1184.75">
            <text:p>1184.75</text:p>
          </table:table-cell>
          <table:table-cell office:value-type="float" office:value="806">
            <text:p>806</text:p>
          </table:table-cell>
          <table:table-cell office:value-type="float" office:value="-0.0305426869622766">
            <text:p>-0.030542687</text:p>
          </table:table-cell>
          <table:table-cell office:value-type="float" office:value="0.0889585523351855">
            <text:p>0.0889585523</text:p>
          </table:table-cell>
          <table:table-cell office:value-type="float" office:value="0.0315114551567754">
            <text:p>0.0315114552</text:p>
          </table:table-cell>
          <table:table-cell office:value-type="float" office:value="0.894928992856708">
            <text:p>0.8949289929</text:p>
          </table:table-cell>
          <table:table-cell office:value-type="float" office:value="1.32686563627895">
            <text:p>1.3268656363</text:p>
          </table:table-cell>
          <table:table-cell office:value-type="float" office:value="1.11223631778866">
            <text:p>1.1122363178</text:p>
          </table:table-cell>
          <table:table-cell office:value-type="float" office:value="-22.3460093643933">
            <text:p>-22.3460093644</text:p>
          </table:table-cell>
          <table:table-cell office:value-type="float" office:value="8.13345082375917">
            <text:p>8.1334508238</text:p>
          </table:table-cell>
          <table:table-cell office:value-type="float" office:value="22.3414547171739">
            <text:p>22.341454717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68">
            <text:p>668</text:p>
          </table:table-cell>
          <table:table-cell table:number-columns-repeated="2" office:value-type="float" office:value="1591">
            <text:p>1591</text:p>
          </table:table-cell>
          <table:table-cell office:value-type="float" office:value="5895">
            <text:p>5895</text:p>
          </table:table-cell>
          <table:table-cell office:value-type="float" office:value="13267">
            <text:p>13267</text:p>
          </table:table-cell>
          <table:table-cell office:value-type="float" office:value="25996">
            <text:p>25996</text:p>
          </table:table-cell>
          <table:table-cell office:value-type="float" office:value="0">
            <text:p>0</text:p>
          </table:table-cell>
          <table:table-cell office:value-type="float" office:value="99.25">
            <text:p>99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48096781487902">
            <text:p>0.0074809678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1.02629307851579">
            <text:p>1.0262930785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02">
            <text:p>502</text:p>
          </table:table-cell>
          <table:table-cell office:value-type="float" office:value="1398">
            <text:p>1398</text:p>
          </table:table-cell>
          <table:table-cell office:value-type="float" office:value="5702">
            <text:p>5702</text:p>
          </table:table-cell>
          <table:table-cell office:value-type="float" office:value="13200">
            <text:p>13200</text:p>
          </table:table-cell>
          <table:table-cell office:value-type="float" office:value="26420">
            <text:p>26420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08">
            <text:p>1.08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table:number-columns-repeated="3" office:value-type="float" office:value="5">
            <text:p>5</text:p>
          </table:table-cell>
          <table:table-cell office:value-type="float" office:value="373">
            <text:p>373</text:p>
          </table:table-cell>
          <table:table-cell office:value-type="float" office:value="717">
            <text:p>717</text:p>
          </table:table-cell>
          <table:table-cell office:value-type="float" office:value="1237">
            <text:p>1237</text:p>
          </table:table-cell>
          <table:table-cell office:value-type="float" office:value="5489">
            <text:p>5489</text:p>
          </table:table-cell>
          <table:table-cell office:value-type="float" office:value="13236">
            <text:p>13236</text:p>
          </table:table-cell>
          <table:table-cell office:value-type="float" office:value="26851">
            <text:p>26851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9.75">
            <text:p>229.75</text:p>
          </table:table-cell>
          <table:table-cell office:value-type="float" office:value="9174.75">
            <text:p>9174.75</text:p>
          </table:table-cell>
          <table:table-cell office:value-type="float" office:value="28234.25">
            <text:p>28234.25</text:p>
          </table:table-cell>
          <table:table-cell office:value-type="float" office:value="17.1475">
            <text:p>17.147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97">
            <text:p>597</text:p>
          </table:table-cell>
          <table:table-cell office:value-type="float" office:value="1430">
            <text:p>1430</text:p>
          </table:table-cell>
          <table:table-cell office:value-type="float" office:value="5285">
            <text:p>5285</text:p>
          </table:table-cell>
          <table:table-cell office:value-type="float" office:value="13037">
            <text:p>13037</text:p>
          </table:table-cell>
          <table:table-cell office:value-type="float" office:value="27289">
            <text:p>27289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21">
            <text:p>221</text:p>
          </table:table-cell>
          <table:table-cell office:value-type="float" office:value="8950.33333333333">
            <text:p>8950.3333333333</text:p>
          </table:table-cell>
          <table:table-cell office:value-type="float" office:value="30331.6666666667">
            <text:p>30331.6666666667</text:p>
          </table:table-cell>
          <table:table-cell office:value-type="float" office:value="14.8">
            <text:p>14.8</text:p>
          </table:table-cell>
          <table:table-cell table:number-columns-repeated="3" office:value-type="float" office:value="5">
            <text:p>5</text:p>
          </table:table-cell>
          <table:table-cell office:value-type="float" office:value="596">
            <text:p>596</text:p>
          </table:table-cell>
          <table:table-cell office:value-type="float" office:value="912">
            <text:p>912</text:p>
          </table:table-cell>
          <table:table-cell office:value-type="float" office:value="1402">
            <text:p>1402</text:p>
          </table:table-cell>
          <table:table-cell office:value-type="float" office:value="5088">
            <text:p>5088</text:p>
          </table:table-cell>
          <table:table-cell office:value-type="float" office:value="12953">
            <text:p>12953</text:p>
          </table:table-cell>
          <table:table-cell office:value-type="float" office:value="27735">
            <text:p>27735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05">
            <text:p>1.05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87">
            <text:p>0.87</text:p>
          </table:table-cell>
          <table:table-cell office:value-type="float" office:value="1.05">
            <text:p>1.05</text:p>
          </table:table-cell>
          <table:table-cell office:value-type="float" office:value="1.06">
            <text:p>1.06</text:p>
          </table:table-cell>
          <table:table-cell office:value-type="float" office:value="-18">
            <text:p>-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4">
            <text:p>27.4</text:p>
          </table:table-cell>
          <table:table-cell office:value-type="float" office:value="30.1">
            <text:p>30.1</text:p>
          </table:table-cell>
          <table:table-cell office:value-type="float" office:value="52.6">
            <text:p>52.6</text:p>
          </table:table-cell>
          <table:table-cell office:value-type="float" office:value="27112">
            <text:p>27112</text:p>
          </table:table-cell>
          <table:table-cell office:value-type="float" office:value="29146">
            <text:p>29146</text:p>
          </table:table-cell>
          <table:table-cell office:value-type="float" office:value="30278">
            <text:p>302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4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47:37.99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1251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43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258">
                <text:p>13258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767">
                <text:p>197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3143">
                <text:p>13143</text:p>
              </table:table-cell>
              <table:table-cell office:value-type="float" office:value="22310">
                <text:p>2231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490">
                <text:p>14490</text:p>
              </table:table-cell>
              <table:table-cell office:value-type="float" office:value="24247">
                <text:p>2424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586">
                <text:p>10586</text:p>
              </table:table-cell>
              <table:table-cell office:value-type="float" office:value="14198">
                <text:p>14198</text:p>
              </table:table-cell>
              <table:table-cell office:value-type="float" office:value="23838">
                <text:p>2383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666">
                <text:p>14666</text:p>
              </table:table-cell>
              <table:table-cell office:value-type="float" office:value="23325">
                <text:p>2332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419">
                <text:p>16419</text:p>
              </table:table-cell>
              <table:table-cell office:value-type="float" office:value="23514">
                <text:p>2351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248">
                <text:p>10248</text:p>
              </table:table-cell>
              <table:table-cell office:value-type="float" office:value="17238">
                <text:p>17238</text:p>
              </table:table-cell>
              <table:table-cell office:value-type="float" office:value="25247">
                <text:p>25247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93">
                <text:p>10493</text:p>
              </table:table-cell>
              <table:table-cell office:value-type="float" office:value="17683">
                <text:p>17683</text:p>
              </table:table-cell>
              <table:table-cell office:value-type="float" office:value="26120">
                <text:p>2612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440">
                <text:p>11440</text:p>
              </table:table-cell>
              <table:table-cell office:value-type="float" office:value="17218">
                <text:p>17218</text:p>
              </table:table-cell>
              <table:table-cell office:value-type="float" office:value="26867">
                <text:p>2686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912">
                <text:p>12912</text:p>
              </table:table-cell>
              <table:table-cell office:value-type="float" office:value="17391">
                <text:p>17391</text:p>
              </table:table-cell>
              <table:table-cell office:value-type="float" office:value="28633">
                <text:p>2863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285">
                <text:p>14285</text:p>
              </table:table-cell>
              <table:table-cell office:value-type="float" office:value="18610">
                <text:p>18610</text:p>
              </table:table-cell>
              <table:table-cell office:value-type="float" office:value="29441">
                <text:p>2944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780">
                <text:p>13780</text:p>
              </table:table-cell>
              <table:table-cell office:value-type="float" office:value="19225">
                <text:p>19225</text:p>
              </table:table-cell>
              <table:table-cell office:value-type="float" office:value="27351">
                <text:p>27351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518">
                <text:p>13518</text:p>
              </table:table-cell>
              <table:table-cell office:value-type="float" office:value="19761">
                <text:p>19761</text:p>
              </table:table-cell>
              <table:table-cell office:value-type="float" office:value="26919">
                <text:p>2691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855">
                <text:p>13855</text:p>
              </table:table-cell>
              <table:table-cell office:value-type="float" office:value="21344">
                <text:p>21344</text:p>
              </table:table-cell>
              <table:table-cell office:value-type="float" office:value="29578">
                <text:p>2957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70">
                <text:p>14470</text:p>
              </table:table-cell>
              <table:table-cell office:value-type="float" office:value="21592">
                <text:p>21592</text:p>
              </table:table-cell>
              <table:table-cell office:value-type="float" office:value="31067">
                <text:p>3106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110">
                <text:p>15110</text:p>
              </table:table-cell>
              <table:table-cell office:value-type="float" office:value="20255">
                <text:p>20255</text:p>
              </table:table-cell>
              <table:table-cell office:value-type="float" office:value="33129">
                <text:p>3312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582">
                <text:p>15582</text:p>
              </table:table-cell>
              <table:table-cell office:value-type="float" office:value="21978">
                <text:p>21978</text:p>
              </table:table-cell>
              <table:table-cell office:value-type="float" office:value="36997">
                <text:p>3699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795">
                <text:p>16795</text:p>
              </table:table-cell>
              <table:table-cell office:value-type="float" office:value="23274">
                <text:p>23274</text:p>
              </table:table-cell>
              <table:table-cell office:value-type="float" office:value="39282">
                <text:p>3928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542">
                <text:p>16542</text:p>
              </table:table-cell>
              <table:table-cell office:value-type="float" office:value="23257">
                <text:p>23257</text:p>
              </table:table-cell>
              <table:table-cell office:value-type="float" office:value="39022">
                <text:p>3902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588">
                <text:p>15588</text:p>
              </table:table-cell>
              <table:table-cell office:value-type="float" office:value="24702">
                <text:p>24702</text:p>
              </table:table-cell>
              <table:table-cell office:value-type="float" office:value="41101">
                <text:p>41101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952">
                <text:p>14952</text:p>
              </table:table-cell>
              <table:table-cell office:value-type="float" office:value="26073">
                <text:p>26073</text:p>
              </table:table-cell>
              <table:table-cell office:value-type="float" office:value="42711">
                <text:p>42711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364">
                <text:p>16364</text:p>
              </table:table-cell>
              <table:table-cell office:value-type="float" office:value="28106">
                <text:p>28106</text:p>
              </table:table-cell>
              <table:table-cell office:value-type="float" office:value="45005">
                <text:p>4500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390">
                <text:p>17390</text:p>
              </table:table-cell>
              <table:table-cell office:value-type="float" office:value="28520">
                <text:p>28520</text:p>
              </table:table-cell>
              <table:table-cell office:value-type="float" office:value="48161">
                <text:p>48161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326">
                <text:p>18326</text:p>
              </table:table-cell>
              <table:table-cell office:value-type="float" office:value="30329">
                <text:p>30329</text:p>
              </table:table-cell>
              <table:table-cell office:value-type="float" office:value="50899">
                <text:p>5089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377">
                <text:p>20377</text:p>
              </table:table-cell>
              <table:table-cell office:value-type="float" office:value="30425">
                <text:p>30425</text:p>
              </table:table-cell>
              <table:table-cell office:value-type="float" office:value="50602">
                <text:p>5060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224">
                <text:p>21224</text:p>
              </table:table-cell>
              <table:table-cell office:value-type="float" office:value="31708">
                <text:p>31708</text:p>
              </table:table-cell>
              <table:table-cell office:value-type="float" office:value="46440">
                <text:p>46440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132">
                <text:p>21132</text:p>
              </table:table-cell>
              <table:table-cell office:value-type="float" office:value="33610">
                <text:p>33610</text:p>
              </table:table-cell>
              <table:table-cell office:value-type="float" office:value="47233">
                <text:p>4723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086">
                <text:p>22086</text:p>
              </table:table-cell>
              <table:table-cell office:value-type="float" office:value="34684">
                <text:p>34684</text:p>
              </table:table-cell>
              <table:table-cell office:value-type="float" office:value="49233">
                <text:p>49233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014">
                <text:p>23014</text:p>
              </table:table-cell>
              <table:table-cell office:value-type="float" office:value="34778">
                <text:p>34778</text:p>
              </table:table-cell>
              <table:table-cell office:value-type="float" office:value="49186">
                <text:p>4918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80">
                <text:p>23880</text:p>
              </table:table-cell>
              <table:table-cell office:value-type="float" office:value="33346">
                <text:p>33346</text:p>
              </table:table-cell>
              <table:table-cell office:value-type="float" office:value="50593">
                <text:p>50593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537">
                <text:p>25537</text:p>
              </table:table-cell>
              <table:table-cell office:value-type="float" office:value="33702">
                <text:p>33702</text:p>
              </table:table-cell>
              <table:table-cell office:value-type="float" office:value="52812">
                <text:p>528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383">
                <text:p>26383</text:p>
              </table:table-cell>
              <table:table-cell office:value-type="float" office:value="34991">
                <text:p>34991</text:p>
              </table:table-cell>
              <table:table-cell office:value-type="float" office:value="50439">
                <text:p>5043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265">
                <text:p>26265</text:p>
              </table:table-cell>
              <table:table-cell office:value-type="float" office:value="34188">
                <text:p>34188</text:p>
              </table:table-cell>
              <table:table-cell office:value-type="float" office:value="47355">
                <text:p>4735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530">
                <text:p>24530</text:p>
              </table:table-cell>
              <table:table-cell office:value-type="float" office:value="32728">
                <text:p>32728</text:p>
              </table:table-cell>
              <table:table-cell office:value-type="float" office:value="48890">
                <text:p>48890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232">
                <text:p>25232</text:p>
              </table:table-cell>
              <table:table-cell office:value-type="float" office:value="33177">
                <text:p>33177</text:p>
              </table:table-cell>
              <table:table-cell office:value-type="float" office:value="51153">
                <text:p>5115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822">
                <text:p>25822</text:p>
              </table:table-cell>
              <table:table-cell office:value-type="float" office:value="34056">
                <text:p>34056</text:p>
              </table:table-cell>
              <table:table-cell office:value-type="float" office:value="48978">
                <text:p>4897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485">
                <text:p>25485</text:p>
              </table:table-cell>
              <table:table-cell office:value-type="float" office:value="33864">
                <text:p>33864</text:p>
              </table:table-cell>
              <table:table-cell office:value-type="float" office:value="50370">
                <text:p>5037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465">
                <text:p>23465</text:p>
              </table:table-cell>
              <table:table-cell office:value-type="float" office:value="34935">
                <text:p>34935</text:p>
              </table:table-cell>
              <table:table-cell office:value-type="float" office:value="51161">
                <text:p>51161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730">
                <text:p>24730</text:p>
              </table:table-cell>
              <table:table-cell office:value-type="float" office:value="36452">
                <text:p>36452</text:p>
              </table:table-cell>
              <table:table-cell office:value-type="float" office:value="53041">
                <text:p>53041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900">
                <text:p>34900</text:p>
              </table:table-cell>
              <table:table-cell office:value-type="float" office:value="52471">
                <text:p>52471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5438">
                <text:p>35438</text:p>
              </table:table-cell>
              <table:table-cell office:value-type="float" office:value="52520">
                <text:p>5252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6012">
                <text:p>36012</text:p>
              </table:table-cell>
              <table:table-cell office:value-type="float" office:value="52934">
                <text:p>5293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6820">
                <text:p>36820</text:p>
              </table:table-cell>
              <table:table-cell office:value-type="float" office:value="52983">
                <text:p>5298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530">
                <text:p>24530</text:p>
              </table:table-cell>
              <table:table-cell office:value-type="float" office:value="36652">
                <text:p>36652</text:p>
              </table:table-cell>
              <table:table-cell office:value-type="float" office:value="54385">
                <text:p>54385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804">
                <text:p>25804</text:p>
              </table:table-cell>
              <table:table-cell office:value-type="float" office:value="36290">
                <text:p>36290</text:p>
              </table:table-cell>
              <table:table-cell office:value-type="float" office:value="52161">
                <text:p>52161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465">
                <text:p>26465</text:p>
              </table:table-cell>
              <table:table-cell office:value-type="float" office:value="35486">
                <text:p>35486</text:p>
              </table:table-cell>
              <table:table-cell office:value-type="float" office:value="51317">
                <text:p>5131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3344">
                <text:p>23344</text:p>
              </table:table-cell>
              <table:table-cell office:value-type="float" office:value="35989">
                <text:p>35989</text:p>
              </table:table-cell>
              <table:table-cell office:value-type="float" office:value="51903">
                <text:p>5190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9600">
                <text:p>19600</text:p>
              </table:table-cell>
              <table:table-cell office:value-type="float" office:value="33673">
                <text:p>33673</text:p>
              </table:table-cell>
              <table:table-cell office:value-type="float" office:value="53339">
                <text:p>53339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5640">
                <text:p>15640</text:p>
              </table:table-cell>
              <table:table-cell office:value-type="float" office:value="29648">
                <text:p>29648</text:p>
              </table:table-cell>
              <table:table-cell office:value-type="float" office:value="49661">
                <text:p>49661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5462">
                <text:p>15462</text:p>
              </table:table-cell>
              <table:table-cell office:value-type="float" office:value="30016">
                <text:p>30016</text:p>
              </table:table-cell>
              <table:table-cell office:value-type="float" office:value="49692">
                <text:p>4969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2600">
                <text:p>12600</text:p>
              </table:table-cell>
              <table:table-cell office:value-type="float" office:value="28940">
                <text:p>28940</text:p>
              </table:table-cell>
              <table:table-cell office:value-type="float" office:value="50438">
                <text:p>50438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2492">
                <text:p>12492</text:p>
              </table:table-cell>
              <table:table-cell office:value-type="float" office:value="27278">
                <text:p>27278</text:p>
              </table:table-cell>
              <table:table-cell office:value-type="float" office:value="51585">
                <text:p>5158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4184">
                <text:p>14184</text:p>
              </table:table-cell>
              <table:table-cell office:value-type="float" office:value="27182">
                <text:p>27182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5462">
                <text:p>15462</text:p>
              </table:table-cell>
              <table:table-cell office:value-type="float" office:value="26619">
                <text:p>26619</text:p>
              </table:table-cell>
              <table:table-cell office:value-type="float" office:value="46782">
                <text:p>4678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2600">
                <text:p>12600</text:p>
              </table:table-cell>
              <table:table-cell office:value-type="float" office:value="23583">
                <text:p>23583</text:p>
              </table:table-cell>
              <table:table-cell office:value-type="float" office:value="39406">
                <text:p>39406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2492">
                <text:p>12492</text:p>
              </table:table-cell>
              <table:table-cell office:value-type="float" office:value="22902">
                <text:p>22902</text:p>
              </table:table-cell>
              <table:table-cell office:value-type="float" office:value="35705">
                <text:p>35705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3035">
                <text:p>13035</text:p>
              </table:table-cell>
              <table:table-cell office:value-type="float" office:value="21373">
                <text:p>21373</text:p>
              </table:table-cell>
              <table:table-cell office:value-type="float" office:value="33031">
                <text:p>3303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0995">
                <text:p>10995</text:p>
              </table:table-cell>
              <table:table-cell office:value-type="float" office:value="20376">
                <text:p>20376</text:p>
              </table:table-cell>
              <table:table-cell office:value-type="float" office:value="32967">
                <text:p>32967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9045">
                <text:p>9045</text:p>
              </table:table-cell>
              <table:table-cell office:value-type="float" office:value="19670">
                <text:p>19670</text:p>
              </table:table-cell>
              <table:table-cell office:value-type="float" office:value="36889">
                <text:p>36889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9180">
                <text:p>9180</text:p>
              </table:table-cell>
              <table:table-cell office:value-type="float" office:value="20010">
                <text:p>20010</text:p>
              </table:table-cell>
              <table:table-cell office:value-type="float" office:value="35705">
                <text:p>35705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0950">
                <text:p>10950</text:p>
              </table:table-cell>
              <table:table-cell office:value-type="float" office:value="20493">
                <text:p>20493</text:p>
              </table:table-cell>
              <table:table-cell office:value-type="float" office:value="33082">
                <text:p>3308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0380">
                <text:p>10380</text:p>
              </table:table-cell>
              <table:table-cell office:value-type="float" office:value="20068">
                <text:p>20068</text:p>
              </table:table-cell>
              <table:table-cell office:value-type="float" office:value="35892">
                <text:p>3589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0020">
                <text:p>10020</text:p>
              </table:table-cell>
              <table:table-cell office:value-type="float" office:value="18594">
                <text:p>18594</text:p>
              </table:table-cell>
              <table:table-cell office:value-type="float" office:value="34740">
                <text:p>34740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0020">
                <text:p>10020</text:p>
              </table:table-cell>
              <table:table-cell office:value-type="float" office:value="17946">
                <text:p>17946</text:p>
              </table:table-cell>
              <table:table-cell office:value-type="float" office:value="32215">
                <text:p>3221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7530">
                <text:p>7530</text:p>
              </table:table-cell>
              <table:table-cell office:value-type="float" office:value="17090">
                <text:p>17090</text:p>
              </table:table-cell>
              <table:table-cell office:value-type="float" office:value="29716">
                <text:p>29716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5595">
                <text:p>5595</text:p>
              </table:table-cell>
              <table:table-cell office:value-type="float" office:value="15224">
                <text:p>15224</text:p>
              </table:table-cell>
              <table:table-cell office:value-type="float" office:value="27302">
                <text:p>27302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8955">
                <text:p>8955</text:p>
              </table:table-cell>
              <table:table-cell office:value-type="float" office:value="16686">
                <text:p>16686</text:p>
              </table:table-cell>
              <table:table-cell office:value-type="float" office:value="27251">
                <text:p>2725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8940">
                <text:p>8940</text:p>
              </table:table-cell>
              <table:table-cell office:value-type="float" office:value="16824">
                <text:p>16824</text:p>
              </table:table-cell>
              <table:table-cell office:value-type="float" office:value="29053">
                <text:p>29053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8702">
                <text:p>8702</text:p>
              </table:table-cell>
              <table:table-cell office:value-type="float" office:value="15916">
                <text:p>15916</text:p>
              </table:table-cell>
              <table:table-cell office:value-type="float" office:value="28169">
                <text:p>2816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6714">
                <text:p>6714</text:p>
              </table:table-cell>
              <table:table-cell office:value-type="float" office:value="13624">
                <text:p>13624</text:p>
              </table:table-cell>
              <table:table-cell office:value-type="float" office:value="27438">
                <text:p>2743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6570">
                <text:p>6570</text:p>
              </table:table-cell>
              <table:table-cell office:value-type="float" office:value="14832">
                <text:p>14832</text:p>
              </table:table-cell>
              <table:table-cell office:value-type="float" office:value="27047">
                <text:p>27047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6950">
                <text:p>6950</text:p>
              </table:table-cell>
              <table:table-cell office:value-type="float" office:value="13980">
                <text:p>13980</text:p>
              </table:table-cell>
              <table:table-cell office:value-type="float" office:value="23766">
                <text:p>2376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6714">
                <text:p>6714</text:p>
              </table:table-cell>
              <table:table-cell office:value-type="float" office:value="12777">
                <text:p>12777</text:p>
              </table:table-cell>
              <table:table-cell office:value-type="float" office:value="21029">
                <text:p>21029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7212">
                <text:p>7212</text:p>
              </table:table-cell>
              <table:table-cell office:value-type="float" office:value="14126">
                <text:p>14126</text:p>
              </table:table-cell>
              <table:table-cell office:value-type="float" office:value="24310">
                <text:p>24310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7592">
                <text:p>7592</text:p>
              </table:table-cell>
              <table:table-cell office:value-type="float" office:value="14467">
                <text:p>14467</text:p>
              </table:table-cell>
              <table:table-cell office:value-type="float" office:value="23834">
                <text:p>2383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5953">
                <text:p>5953</text:p>
              </table:table-cell>
              <table:table-cell office:value-type="float" office:value="13117">
                <text:p>13117</text:p>
              </table:table-cell>
              <table:table-cell office:value-type="float" office:value="25192">
                <text:p>25192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6044">
                <text:p>6044</text:p>
              </table:table-cell>
              <table:table-cell office:value-type="float" office:value="13318">
                <text:p>13318</text:p>
              </table:table-cell>
              <table:table-cell office:value-type="float" office:value="25578">
                <text:p>2557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895">
                <text:p>5895</text:p>
              </table:table-cell>
              <table:table-cell office:value-type="float" office:value="13267">
                <text:p>13267</text:p>
              </table:table-cell>
              <table:table-cell office:value-type="float" office:value="25996">
                <text:p>2599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5702">
                <text:p>5702</text:p>
              </table:table-cell>
              <table:table-cell office:value-type="float" office:value="13200">
                <text:p>13200</text:p>
              </table:table-cell>
              <table:table-cell office:value-type="float" office:value="26420">
                <text:p>26420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5489">
                <text:p>5489</text:p>
              </table:table-cell>
              <table:table-cell office:value-type="float" office:value="13236">
                <text:p>13236</text:p>
              </table:table-cell>
              <table:table-cell office:value-type="float" office:value="26851">
                <text:p>26851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5285">
                <text:p>5285</text:p>
              </table:table-cell>
              <table:table-cell office:value-type="float" office:value="13037">
                <text:p>13037</text:p>
              </table:table-cell>
              <table:table-cell office:value-type="float" office:value="27289">
                <text:p>27289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5088">
                <text:p>5088</text:p>
              </table:table-cell>
              <table:table-cell office:value-type="float" office:value="12953">
                <text:p>12953</text:p>
              </table:table-cell>
              <table:table-cell office:value-type="float" office:value="27735">
                <text:p>27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75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174.75">
                <text:p>9174.75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950.33333333333">
                <text:p>8950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5cm" svg:y="1.404cm" svg:width="31.476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7.1475">
                <text:p>17.1475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3cm" svg:y="1.352cm" svg:width="31.93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766970426973">
                <text:p>1.09766970426973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432201256413">
                <text:p>1.1432201256413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85853104383">
                <text:p>1.1485853104383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2870694142623">
                <text:p>1.1287069414262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3048440818339">
                <text:p>1.13048440818339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6489256205901">
                <text:p>1.16489256205901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649851197552">
                <text:p>1.1264985119755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2588914096704">
                <text:p>1.1258891409670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21206926427199">
                <text:p>1.2120692642719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1452353531673">
                <text:p>1.11452353531673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4452313892435">
                <text:p>1.14452313892435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341818834627">
                <text:p>1.134181883462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977104724771">
                <text:p>1.1297710472477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6415975498722">
                <text:p>1.0641597549872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72743919532">
                <text:p>1.17274391953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8938249609822">
                <text:p>1.08938249609822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9701718325496">
                <text:p>1.0970171832549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1541061429743">
                <text:p>1.1154106142974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20201658735647">
                <text:p>1.2020165873564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903649573313">
                <text:p>1.1903649573313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828849983763">
                <text:p>1.1828849983763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9142504332151">
                <text:p>1.19142504332151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8026858467277">
                <text:p>1.18026858467277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4530102403653">
                <text:p>1.14530102403653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7784615963703">
                <text:p>1.07784615963703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4764334973327">
                <text:p>1.04764334973327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92422402705">
                <text:p>1.119242240270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5862853935765">
                <text:p>1.0586285393576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7329229104989">
                <text:p>1.0732922910498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991597864275148">
                <text:p>0.99159786427514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4356135885239">
                <text:p>1.04356135885239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4909431161701">
                <text:p>1.04909431161701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7103193427939">
                <text:p>1.0710319342793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0135063898217">
                <text:p>1.00135063898217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5333710576887">
                <text:p>1.0533371057688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0545880492357">
                <text:p>1.00545880492357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053848647998">
                <text:p>1.005384864799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1762341102405">
                <text:p>1.0176234110240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72602998989695">
                <text:p>0.97260299898969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73352393235498">
                <text:p>0.973352393235498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8547071206647">
                <text:p>0.98854707120664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4793625536736">
                <text:p>0.98479362553673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468891466727">
                <text:p>1.0468891466727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7063594670754">
                <text:p>1.0706359467075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739740185723">
                <text:p>1.0573974018572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682840552361">
                <text:p>1.06682840552361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1544511773138">
                <text:p>1.0154451177313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6990479557664">
                <text:p>1.06990479557664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02565765367063">
                <text:p>0.90256576536706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738580224057517">
                <text:p>0.738580224057517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8525048563102">
                <text:p>0.8525048563102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77344848605619">
                <text:p>0.977344848605619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905712870541797">
                <text:p>0.905712870541797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39820755207415">
                <text:p>0.93982075520741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787200374499099">
                <text:p>0.787200374499099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771408283292382">
                <text:p>0.77140828329238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820776910400214">
                <text:p>0.820776910400214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.00947035857992">
                <text:p>1.0094703585799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706119154016767">
                <text:p>0.706119154016767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08245421207188">
                <text:p>0.90824542120718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60703961765935">
                <text:p>0.960703961765935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64564784855199">
                <text:p>0.964564784855199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3874375063769">
                <text:p>0.93874375063769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780687209729694">
                <text:p>0.78068720972969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70913502177419">
                <text:p>0.970913502177419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853946159566966">
                <text:p>0.853946159566966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875359192984444">
                <text:p>0.875359192984444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780687209729694">
                <text:p>0.780687209729694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853498018137238">
                <text:p>0.85349801813723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881518491483548">
                <text:p>0.88151849148354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780687209729694">
                <text:p>0.780687209729694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.00433818757019">
                <text:p>1.00433818757019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93765839320847">
                <text:p>0.93765839320847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929737878558502">
                <text:p>0.92973787855850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834746300868428">
                <text:p>0.834746300868428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926401826236075">
                <text:p>0.926401826236075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.11997814700586">
                <text:p>1.11997814700586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.09599509113355">
                <text:p>1.09599509113355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.32686563627895">
                <text:p>1.3268656362789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.02629307851579">
                <text:p>1.02629307851579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644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8234.25">
                <text:p>28234.25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30331.6666666667">
                <text:p>30331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